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rdo1" svg:font-family="Cardo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9" style:family="table">
      <style:table-properties style:width="25.7cm" table:align="margins"/>
    </style:style>
    <style:style style:name="Tabelle9.A" style:family="table-column">
      <style:table-column-properties style:column-width="6.655cm" style:rel-column-width="16970*"/>
    </style:style>
    <style:style style:name="Tabelle9.B" style:family="table-column">
      <style:table-column-properties style:column-width="13.351cm" style:rel-column-width="34044*"/>
    </style:style>
    <style:style style:name="Tabelle9.C" style:family="table-column">
      <style:table-column-properties style:column-width="5.694cm" style:rel-column-width="14521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9.C2" style:family="table-cell">
      <style:table-cell-properties fo:background-color="#cc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9.A3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9.C3" style:family="table-cell">
      <style:table-cell-properties fo:background-color="#99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9.A4" style:family="table-cell">
      <style:table-cell-properties fo:padding="0.097cm" fo:border-left="0.002cm solid #000000" fo:border-right="none" fo:border-top="none" fo:border-bottom="0.002cm solid #000000"/>
    </style:style>
    <style:style style:name="Tabelle9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25.709cm" fo:margin-left="0cm" fo:margin-right="-0.009cm" table:align="margins"/>
    </style:style>
    <style:style style:name="Tabelle11.A" style:family="table-column">
      <style:table-column-properties style:column-width="6.424cm" style:rel-column-width="3642*"/>
    </style:style>
    <style:style style:name="Tabelle11.B" style:family="table-column">
      <style:table-column-properties style:column-width="4.447cm" style:rel-column-width="2521*"/>
    </style:style>
    <style:style style:name="Tabelle11.C" style:family="table-column">
      <style:table-column-properties style:column-width="6.107cm" style:rel-column-width="3462*"/>
    </style:style>
    <style:style style:name="Tabelle11.D" style:family="table-column">
      <style:table-column-properties style:column-width="8.731cm" style:rel-column-width="4950*"/>
    </style:style>
    <style:style style:name="Tabelle11.1" style:family="table-row">
      <style:table-row-properties style:min-row-height="0.309cm"/>
    </style:style>
    <style:style style:name="Tabelle1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B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C1" style:family="table-cell">
      <style:table-cell-properties fo:background-color="#99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D1" style:family="table-cell">
      <style:table-cell-properties fo:padding="0.097cm" fo:border="0.002cm solid #000000"/>
    </style:style>
    <style:style style:name="Tabelle11.A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elle11.B2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11.C2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25.7cm" table:align="margins"/>
    </style:style>
    <style:style style:name="Tabelle10.A" style:family="table-column">
      <style:table-column-properties style:column-width="2.856cm" style:rel-column-width="7281*"/>
    </style:style>
    <style:style style:name="Tabelle10.E" style:family="table-column">
      <style:table-column-properties style:column-width="2.856cm" style:rel-column-width="7280*"/>
    </style:style>
    <style:style style:name="Tabelle10.I" style:family="table-column">
      <style:table-column-properties style:column-width="2.858cm" style:rel-column-width="7288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G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.C4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10.D4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10.E4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elle10.I4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0.I5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0.A6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0.C7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10.I7" style:family="table-cell">
      <style:table-cell-properties fo:background-color="#99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" style:family="table">
      <style:table-properties style:width="25.7cm" table:align="margins"/>
    </style:style>
    <style:style style:name="Tabelle12.A" style:family="table-column">
      <style:table-column-properties style:column-width="6.653cm" style:rel-column-width="3772*"/>
    </style:style>
    <style:style style:name="Tabelle12.B" style:family="table-column">
      <style:table-column-properties style:column-width="10.647cm" style:rel-column-width="6036*"/>
    </style:style>
    <style:style style:name="Tabelle12.C" style:family="table-column">
      <style:table-column-properties style:column-width="8.4cm" style:rel-column-width="4762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background-color="#66ccff" fo:padding="0.097cm" fo:border-left="0.002cm solid #000000" fo:border-right="none" fo:border-top="none" fo:border-bottom="0.002cm solid #000000">
        <style:background-image/>
      </style:table-cell-properties>
    </style:style>
    <style:style style:name="Tabelle12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12.C2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3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12.C3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4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12.C4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2.C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6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12.C6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7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elle12.C7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8" style:family="table-cell">
      <style:table-cell-properties fo:padding="0.097cm" fo:border-left="0.002cm solid #000000" fo:border-right="none" fo:border-top="none" fo:border-bottom="0.002cm solid #000000"/>
    </style:style>
    <style:style style:name="Tabelle12.C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25.709cm" fo:margin-left="0cm" fo:margin-right="-0.009cm" table:align="margins"/>
    </style:style>
    <style:style style:name="Tabelle14.A" style:family="table-column">
      <style:table-column-properties style:column-width="6.371cm" style:rel-column-width="3612*"/>
    </style:style>
    <style:style style:name="Tabelle14.B" style:family="table-column">
      <style:table-column-properties style:column-width="3.309cm" style:rel-column-width="1876*"/>
    </style:style>
    <style:style style:name="Tabelle14.C" style:family="table-column">
      <style:table-column-properties style:column-width="4.851cm" style:rel-column-width="2750*"/>
    </style:style>
    <style:style style:name="Tabelle14.D" style:family="table-column">
      <style:table-column-properties style:column-width="4.586cm" style:rel-column-width="2600*"/>
    </style:style>
    <style:style style:name="Tabelle14.E" style:family="table-column">
      <style:table-column-properties style:column-width="6.592cm" style:rel-column-width="3737*"/>
    </style:style>
    <style:style style:name="Tabelle14.A1" style:family="table-cell">
      <style:table-cell-properties fo:background-color="#66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B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D1" style:family="table-cell">
      <style:table-cell-properties fo:background-color="#ff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E1" style:family="table-cell">
      <style:table-cell-properties fo:padding="0.097cm" fo:border="0.002cm solid #000000"/>
    </style:style>
    <style:style style:name="Tabelle14.2" style:family="table-row">
      <style:table-row-properties style:min-row-height="0.598cm"/>
    </style:style>
    <style:style style:name="Tabelle14.A2" style:family="table-cell">
      <style:table-cell-properties fo:background-color="#66ccff" fo:padding="0.097cm" fo:border-left="0.002cm solid #000000" fo:border-right="none" fo:border-top="none" fo:border-bottom="0.002cm solid #000000">
        <style:background-image/>
      </style:table-cell-properties>
    </style:style>
    <style:style style:name="Tabelle14.B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14.C2" style:family="table-cell">
      <style:table-cell-properties fo:padding="0.097cm" fo:border-left="0.002cm solid #000000" fo:border-right="none" fo:border-top="none" fo:border-bottom="0.002cm solid #000000"/>
    </style:style>
    <style:style style:name="Tabelle14.D2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25.7cm" table:align="margins"/>
    </style:style>
    <style:style style:name="Tabelle7.A" style:family="table-column">
      <style:table-column-properties style:column-width="2.856cm" style:rel-column-width="7281*"/>
    </style:style>
    <style:style style:name="Tabelle7.E" style:family="table-column">
      <style:table-column-properties style:column-width="2.856cm" style:rel-column-width="7280*"/>
    </style:style>
    <style:style style:name="Tabelle7.I" style:family="table-column">
      <style:table-column-properties style:column-width="2.858cm" style:rel-column-width="7288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G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.C4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7.E4" style:family="table-cell">
      <style:table-cell-properties fo:background-color="#83caff" fo:padding="0.097cm" fo:border-left="0.002cm solid #000000" fo:border-right="none" fo:border-top="none" fo:border-bottom="0.002cm solid #000000">
        <style:background-image/>
      </style:table-cell-properties>
    </style:style>
    <style:style style:name="Tabelle7.H4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7.I4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D5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7.I5" style:family="table-cell">
      <style:table-cell-properties fo:background-color="#83ca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A6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7.C7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7.I7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C8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elle7.I8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25.709cm" fo:margin-left="0cm" fo:margin-right="-0.009cm" table:align="margins"/>
    </style:style>
    <style:style style:name="Tabelle1.A" style:family="table-column">
      <style:table-column-properties style:column-width="11.224cm" style:rel-column-width="6363*"/>
    </style:style>
    <style:style style:name="Tabelle1.B" style:family="table-column">
      <style:table-column-properties style:column-width="8.378cm" style:rel-column-width="4750*"/>
    </style:style>
    <style:style style:name="Tabelle1.C" style:family="table-column">
      <style:table-column-properties style:column-width="6.107cm" style:rel-column-width="3462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5" style:family="table-cell">
      <style:table-cell-properties fo:padding="0.097cm" fo:border-left="0.002cm solid #000000" fo:border-right="none" fo:border-top="none" fo:border-bottom="0.002cm solid #000000"/>
    </style:style>
    <style:style style:name="Tabelle1.C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2.141cm" style:rel-column-width="5459*"/>
    </style:style>
    <style:style style:name="Tabelle2.B" style:family="table-column">
      <style:table-column-properties style:column-width="2.141cm" style:rel-column-width="5460*"/>
    </style:style>
    <style:style style:name="Tabelle2.D" style:family="table-column">
      <style:table-column-properties style:column-width="2.141cm" style:rel-column-width="5461*"/>
    </style:style>
    <style:style style:name="Tabelle2.G" style:family="table-column">
      <style:table-column-properties style:column-width="2.143cm" style:rel-column-width="5463*"/>
    </style:style>
    <style:style style:name="Tabelle2.J" style:family="table-column">
      <style:table-column-properties style:column-width="2.141cm" style:rel-column-width="5462*"/>
    </style:style>
    <style:style style:name="Tabelle2.L" style:family="table-column">
      <style:table-column-properties style:column-width="2.143cm" style:rel-column-width="546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C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8.567cm" style:rel-column-width="2184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8.567cm" style:rel-column-width="2184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6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5" style:family="table">
      <style:table-properties style:width="25.7cm" table:align="margins"/>
    </style:style>
    <style:style style:name="Tabelle5.A" style:family="table-column">
      <style:table-column-properties style:column-width="6.424cm" style:rel-column-width="16383*"/>
    </style:style>
    <style:style style:name="Tabelle5.C" style:family="table-column">
      <style:table-column-properties style:column-width="12.85cm" style:rel-column-width="32769*"/>
    </style:style>
    <style:style style:name="Tabelle5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C1" style:family="table-cell">
      <style:table-cell-properties fo:background-color="#dddddd" fo:padding="0.097cm" fo:border="0.002cm solid #000000">
        <style:background-image/>
      </style:table-cell-properties>
    </style:style>
    <style:style style:name="Tabelle5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5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Cardo"/>
    </style:style>
    <style:style style:name="P2" style:family="paragraph" style:parent-style-name="Standard">
      <style:paragraph-properties fo:text-align="center" style:justify-single-word="false"/>
      <style:text-properties style:font-name="Cardo" fo:background-color="transparent"/>
    </style:style>
    <style:style style:name="P3" style:family="paragraph" style:parent-style-name="Standard">
      <style:paragraph-properties fo:text-align="center" style:justify-single-word="false"/>
      <style:text-properties style:font-name="Cardo" fo:font-size="18pt" fo:background-color="transparen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ff3333" style:font-name="Cardo" fo:background-color="transparent"/>
    </style:style>
    <style:style style:name="P5" style:family="paragraph" style:parent-style-name="Table_20_Contents">
      <style:text-properties style:font-name="Cardo"/>
    </style:style>
    <style:style style:name="P6" style:family="paragraph" style:parent-style-name="Table_20_Contents">
      <style:paragraph-properties fo:text-align="center" style:justify-single-word="false"/>
      <style:text-properties style:font-name="Cardo"/>
    </style:style>
    <style:style style:name="P7" style:family="paragraph" style:parent-style-name="Table_20_Contents">
      <style:paragraph-properties fo:text-align="center" style:justify-single-word="false"/>
      <style:text-properties style:font-name="Cardo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rdo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rdo" fo:font-style="normal" style:font-style-asian="normal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Cardo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Cardo" fo:font-size="18pt" fo:background-color="transparent" style:font-size-asian="18pt" style:font-size-complex="18pt"/>
    </style:style>
    <style:style style:name="P12" style:family="paragraph" style:parent-style-name="Table_20_Contents">
      <style:paragraph-properties fo:text-align="start" style:justify-single-word="false"/>
      <style:text-properties style:font-name="Cardo"/>
    </style:style>
    <style:style style:name="P13" style:family="paragraph" style:parent-style-name="Table_20_Contents">
      <style:text-properties style:font-name="Cardo" fo:font-weight="bold" style:font-weight-asian="bold" style:font-weight-complex="bold"/>
    </style:style>
    <style:style style:name="P14" style:family="paragraph" style:parent-style-name="Standard">
      <style:text-properties style:font-name="Cardo"/>
    </style:style>
    <style:style style:name="P15" style:family="paragraph" style:parent-style-name="Standard">
      <style:paragraph-properties fo:text-align="center" style:justify-single-word="false"/>
      <style:text-properties style:font-name="Cardo" fo:font-size="16pt" fo:font-style="normal" fo:background-color="#ffffff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center" style:justify-single-word="false"/>
      <style:text-properties style:font-name="Cardo" fo:font-size="16pt" fo:background-color="transparent" style:font-size-asian="16pt" style:font-size-complex="16pt"/>
    </style:style>
    <style:style style:name="P17" style:family="paragraph" style:parent-style-name="Standard">
      <style:text-properties style:font-name="Cardo" fo:background-color="transparent"/>
    </style:style>
    <style:style style:name="P18" style:family="paragraph" style:parent-style-name="Standard">
      <style:paragraph-properties fo:text-align="center" style:justify-single-word="false"/>
      <style:text-properties style:font-name="Cardo" fo:background-color="transparent"/>
    </style:style>
    <style:style style:name="P19" style:family="paragraph" style:parent-style-name="Standard">
      <style:text-properties style:font-name="Cardo" fo:background-color="#ffff00"/>
    </style:style>
    <style:style style:name="P20" style:family="paragraph" style:parent-style-name="Standard">
      <style:text-properties style:font-name="Cardo" fo:font-size="14pt" style:font-size-asian="14pt" style:font-size-complex="14pt"/>
    </style:style>
    <style:style style:name="P21" style:family="paragraph" style:parent-style-name="Standard"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Cardo" fo:font-size="12pt" fo:background-color="transparent" style:font-size-asian="12pt" style:font-size-complex="12pt"/>
    </style:style>
    <style:style style:name="P23" style:family="paragraph" style:parent-style-name="Standard">
      <style:text-properties style:font-name="Cardo" fo:font-size="12pt" style:text-underline-style="solid" style:text-underline-width="auto" style:text-underline-color="font-color" style:font-size-asian="12pt" style:font-size-complex="12pt"/>
    </style:style>
    <style:style style:name="P24" style:family="paragraph" style:parent-style-name="Standard">
      <style:text-properties style:font-name="Cardo" fo:font-size="12pt" style:font-size-asian="12pt" style:font-size-complex="12pt"/>
    </style:style>
    <style:style style:name="P25" style:family="paragraph" style:parent-style-name="Standard">
      <style:text-properties style:font-name="Cardo" style:text-underline-style="solid" style:text-underline-width="auto" style:text-underline-color="font-color"/>
    </style:style>
    <style:style style:name="P26" style:family="paragraph" style:parent-style-name="Standard">
      <style:text-properties style:font-name="Cardo" fo:background-color="#000000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Cardo" fo:font-size="12pt" fo:background-color="transparent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Cardo" fo:background-color="transparent"/>
    </style:style>
    <style:style style:name="P29" style:family="paragraph" style:parent-style-name="Standard">
      <style:paragraph-properties fo:text-align="center" style:justify-single-word="false"/>
      <style:text-properties fo:color="#ff3333" style:font-name="Cardo" fo:font-size="12pt" fo:background-color="transparent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color="#ff3333" style:font-name="Cardo" fo:font-weight="bold" fo:background-color="transparent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style:font-name="Cardo" fo:font-style="italic" fo:font-weight="normal" fo:background-color="transparent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style:font-name="Cardo" fo:font-weight="normal" fo:background-color="transparent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Cardo" fo:font-size="11pt" fo:font-style="normal" style:font-size-asian="11pt" style:font-style-asian="normal" style:font-size-complex="11pt" style:font-style-complex="normal"/>
    </style:style>
    <style:style style:name="P34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style:font-name="Cardo" fo:background-color="transparent"/>
    </style:style>
    <style:style style:name="P36" style:family="paragraph" style:parent-style-name="Table_20_Contents">
      <style:text-properties style:font-name="Cardo"/>
    </style:style>
    <style:style style:name="P37" style:family="paragraph" style:parent-style-name="Table_20_Contents">
      <style:text-properties style:font-name="Cardo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style:font-name="Cardo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style:font-name="Cardo"/>
    </style:style>
    <style:style style:name="P40" style:family="paragraph" style:parent-style-name="Table_20_Contents">
      <style:text-properties style:font-name="Cardo" fo:background-color="#ffff00"/>
    </style:style>
    <style:style style:name="P41" style:family="paragraph" style:parent-style-name="Table_20_Contents">
      <style:paragraph-properties fo:text-align="center" style:justify-single-word="false"/>
      <style:text-properties style:font-name="Cardo" fo:font-style="normal" fo:font-weight="bold" style:font-style-asian="normal" style:font-weight-asian="bold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rdo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rdo" fo:font-style="normal" fo:font-weight="normal" fo:background-color="transparent" style:font-style-asian="normal" style:font-weight-asian="normal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rdo" fo:font-style="normal" style:font-style-asian="normal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Cardo" fo:font-style="normal" style:font-style-asian="normal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rdo"/>
    </style:style>
    <style:style style:name="P47" style:family="paragraph" style:parent-style-name="Table_20_Contents">
      <style:paragraph-properties fo:text-align="center" style:justify-single-word="false"/>
      <style:text-properties style:font-name="Cardo" fo:font-size="12pt" fo:background-color="transparent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Cardo" fo:font-size="16pt" fo:background-color="transparent" style:font-size-asian="16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style:font-name="Cardo" fo:font-size="16pt" fo:background-color="#ffffff" style:font-size-asian="16pt" style:font-size-complex="16pt"/>
    </style:style>
    <style:style style:name="P50" style:family="paragraph" style:parent-style-name="Table_20_Contents">
      <style:text-properties style:font-name="Cardo" fo:font-weight="bold" fo:background-color="transparent" style:font-weight-asian="bold" style:font-weight-complex="bold"/>
    </style:style>
    <style:style style:name="P51" style:family="paragraph" style:parent-style-name="Table_20_Contents">
      <style:text-properties style:font-name="Cardo1" fo:background-color="transparent" style:font-name-asian="Cardo1" style:font-name-complex="Cardo1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Cardo"/>
    </style:style>
    <style:style style:name="P53" style:family="paragraph" style:parent-style-name="Table_20_Contents">
      <style:paragraph-properties fo:text-align="center" style:justify-single-word="false"/>
      <style:text-properties fo:color="#ff3333" style:font-name="Cardo" fo:font-size="18pt" fo:font-weight="bold" fo:background-color="transparent" style:font-size-asian="18pt" style:font-weight-asian="bold" style:font-size-complex="1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Cardo" fo:font-size="18pt" fo:font-weight="normal" fo:background-color="transparent" style:font-size-asian="18pt" style:font-weight-asian="normal" style:font-size-complex="18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Cardo" fo:background-color="transparent"/>
    </style:style>
    <style:style style:name="P56" style:family="paragraph" style:parent-style-name="Table_20_Contents">
      <style:paragraph-properties fo:text-align="center" style:justify-single-word="false"/>
      <style:text-properties style:font-name="Cardo" fo:font-style="italic" fo:font-weight="normal" style:font-style-asian="italic" style:font-weight-asian="normal" style:font-style-complex="italic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ardo" fo:font-style="normal" fo:font-weight="normal" style:font-style-asian="normal" style:font-weight-asian="normal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Cardo"/>
    </style:style>
    <style:style style:name="P59" style:family="paragraph" style:parent-style-name="Table_20_Contents">
      <style:paragraph-properties fo:text-align="center" style:justify-single-word="false"/>
      <style:text-properties style:font-name="Card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Card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weight="bold" fo:background-color="#ddddd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background-color="#ffcc00"/>
    </style:style>
    <style:style style:name="T7" style:family="text">
      <style:text-properties style:font-name="Cardo1" style:font-name-asian="Cardo1" style:font-name-complex="Cardo1"/>
    </style:style>
    <style:style style:name="T8" style:family="text">
      <style:text-properties style:font-name="Cardo1" fo:font-style="normal" style:font-name-asian="Cardo1" style:font-style-asian="normal" style:font-name-complex="Cardo1" style:font-style-complex="normal"/>
    </style:style>
    <style:style style:name="T9" style:family="text">
      <style:text-properties style:font-name="Cardo1" fo:font-weight="bold" style:font-name-asian="Cardo1" style:font-weight-asian="bold" style:font-name-complex="Cardo1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background-color="transparent"/>
    </style:style>
    <style:style style:name="T13" style:family="text">
      <style:text-properties fo:background-color="#cccc99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background-color="transparent" style:font-name-asian="Cardo1" style:font-style-asian="normal" style:font-name-complex="Cardo1" style:font-style-complex="normal"/>
    </style:style>
    <style:style style:name="T16" style:family="text">
      <style:text-properties style:use-window-font-color="true"/>
    </style:style>
    <style:style style:name="T17" style:family="text">
      <style:text-properties fo:background-color="#ccffcc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0" style:family="text">
      <style:text-properties style:text-position="super 58%"/>
    </style:style>
    <style:style style:name="T21" style:family="text">
      <style:text-properties style:font-name="Cardo"/>
    </style:style>
    <style:style style:name="T22" style:family="text">
      <style:text-properties style:font-name-asian="Cardo1" style:font-name-complex="Cardo1"/>
    </style:style>
    <style:style style:name="T2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4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https://en.wikipedia.org/wiki/German_conjugation</text:p>
      <text:p text:style-name="P1">https://en.wiktionary.org/wiki/sehen</text:p>
      <text:p text:style-name="P1">https://en.wikipedia.org/wiki/Grammatical_mood</text:p>
      <text:p text:style-name="P1">https://de.wikipedia.org/wiki/Konjunktiv#:~:text=7%20Einzelnachweise-,Konjunktiv%20I,%2D%C2%B4%2C%20lautgesetzlich%20verallgemeinert%20german.</text:p>
      <text:p text:style-name="P1">etc.</text:p>
      <text:p text:style-name="P1"/>
      <text:p text:style-name="P1">teilweise unregelmäßige: dürfen, werden, sein, haben, tun</text:p>
      <text:p text:style-name="P1"/>
      <text:p text:style-name="P21">The synthetic passive</text:p>
      <text:p text:style-name="P1"/>
      <text:p text:style-name="P1">The passive can in general be completely avoided by formulating your sentence differently.</text:p>
      <text:p text:style-name="P1"/>
      <text:p text:style-name="P26">TO BE COMPLETED ...</text:p>
      <text:p text:style-name="P1"/>
      <table:table table:name="Tabelle5" table:style-name="Tabelle5">
        <table:table-column table:style-name="Tabelle5.A" table:number-columns-repeated="2"/>
        <table:table-column table:style-name="Tabelle5.C"/>
        <table:table-row>
          <table:table-cell table:style-name="Tabelle5.A1" office:value-type="string">
            <text:p text:style-name="P37">present passive</text:p>
          </table:table-cell>
          <table:table-cell table:style-name="Tabelle5.A1" office:value-type="string">
            <text:p text:style-name="P37">"I am being kissed."</text:p>
          </table:table-cell>
          <table:table-cell table:style-name="Tabelle5.C1" office:value-type="string">
            <text:p text:style-name="P37"><text:span text:style-name="T10">werde</text:span> + <text:span text:style-name="T13">PART</text:span></text:p>
          </table:table-cell>
        </table:table-row>
        <table:table-row>
          <table:table-cell table:style-name="Tabelle5.A2" office:value-type="string">
            <text:p text:style-name="P40">conditional I passive</text:p>
          </table:table-cell>
          <table:table-cell table:style-name="Tabelle5.A2" office:value-type="string">
            <text:p text:style-name="P40">"I would be kissed."</text:p>
          </table:table-cell>
          <table:table-cell table:style-name="Tabelle5.C2" office:value-type="string">
            <text:p text:style-name="P40"><text:span text:style-name="T10">werde</text:span> + <text:span text:style-name="T13">PART</text:span></text:p>
          </table:table-cell>
        </table:table-row>
        <table:table-row>
          <table:table-cell table:style-name="Tabelle5.A2" office:value-type="string">
            <text:p text:style-name="P37">past passive</text:p>
          </table:table-cell>
          <table:table-cell table:style-name="Tabelle5.A2" office:value-type="string">
            <text:p text:style-name="P37">"I was kissed."</text:p>
          </table:table-cell>
          <table:table-cell table:style-name="Tabelle5.C2" office:value-type="string">
            <text:p text:style-name="P37">wurde + <text:span text:style-name="T13">PART</text:span></text:p>
          </table:table-cell>
        </table:table-row>
        <table:table-row>
          <table:table-cell table:style-name="Tabelle5.A2" office:value-type="string">
            <text:p text:style-name="P37">conditional II passive</text:p>
          </table:table-cell>
          <table:table-cell table:style-name="Tabelle5.A2" office:value-type="string">
            <text:p text:style-name="P37">"I would be kissed."</text:p>
          </table:table-cell>
          <table:table-cell table:style-name="Tabelle5.C2" office:value-type="string">
            <text:p text:style-name="P37">würde + <text:span text:style-name="T13">PART</text:span></text:p>
          </table:table-cell>
        </table:table-row>
        <table:table-row>
          <table:table-cell table:style-name="Tabelle5.A2" office:value-type="string">
            <text:p text:style-name="P37">future passive</text:p>
          </table:table-cell>
          <table:table-cell table:style-name="Tabelle5.A2" office:value-type="string">
            <text:p text:style-name="P37">"I will be kissed."</text:p>
          </table:table-cell>
          <table:table-cell table:style-name="Tabelle5.C2" office:value-type="string">
            <text:p text:style-name="P37">werde + <text:span text:style-name="T13">PART</text:span> + werden</text:p>
          </table:table-cell>
        </table:table-row>
        <table:table-row>
          <table:table-cell table:style-name="Tabelle5.A2" office:value-type="string">
            <text:p text:style-name="P37">"conditional III" passive</text:p>
          </table:table-cell>
          <table:table-cell table:style-name="Tabelle5.A2" office:value-type="string">
            <text:p text:style-name="P37"/>
          </table:table-cell>
          <table:table-cell table:style-name="Tabelle5.C2" office:value-type="string">
            <text:p text:style-name="P37"/>
          </table:table-cell>
        </table:table-row>
        <table:table-row>
          <table:table-cell table:style-name="Tabelle5.A2" office:value-type="string">
            <text:p text:style-name="P37">present perfect passive</text:p>
          </table:table-cell>
          <table:table-cell table:style-name="Tabelle5.A2" office:value-type="string">
            <text:p text:style-name="P37">"I have been kissed."</text:p>
          </table:table-cell>
          <table:table-cell table:style-name="Tabelle5.C2" office:value-type="string">
            <text:p text:style-name="P37">bin + <text:span text:style-name="T13">PART</text:span> + worden</text:p>
          </table:table-cell>
        </table:table-row>
        <table:table-row>
          <table:table-cell table:style-name="Tabelle5.A2" office:value-type="string">
            <text:p text:style-name="P37">past perfect passive</text:p>
          </table:table-cell>
          <table:table-cell table:style-name="Tabelle5.A2" office:value-type="string">
            <text:p text:style-name="P37">"I had been kissed."</text:p>
          </table:table-cell>
          <table:table-cell table:style-name="Tabelle5.C2" office:value-type="string">
            <text:p text:style-name="P37">war + <text:span text:style-name="T13">PART</text:span> + worden</text:p>
          </table:table-cell>
        </table:table-row>
      </table:table>
      <text:p text:style-name="P1"/>
      <text:p text:style-name="P1"/>
      <text:p text:style-name="P1"><text:soft-page-break/><text:span text:style-name="T18">How to learn German verbs</text:span></text:p>
      <text:p text:style-name="P20"><text:span text:style-name="T5"/></text:p>
      <text:p text:style-name="P20"><text:span text:style-name="T5">The one form that you need to learn for every "weak" verb (i.e. regular verb)</text:span></text:p>
      <text:p text:style-name="P1"/>
      <text:p text:style-name="P1">For every "weak" verb (i.e. regular verb), you only need to learn the INFINITIVE. From the INFINITIVE, you can derive ...</text:p>
      <text:p text:style-name="P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6">derived form</text:p>
          </table:table-cell>
          <table:table-cell table:style-name="Tabelle9.A1" office:value-type="string">
            <text:p text:style-name="P6">formula</text:p>
          </table:table-cell>
          <table:table-cell table:style-name="Tabelle9.C1" office:value-type="string">
            <text:p text:style-name="P6">abbreviated name for the preceding formula</text:p>
          </table:table-cell>
        </table:table-row>
        <table:table-row>
          <table:table-cell table:style-name="Tabelle9.A2" office:value-type="string">
            <text:p text:style-name="P12">... the present stem, as well as the imperative 2nd person singular</text:p>
          </table:table-cell>
          <table:table-cell table:style-name="Tabelle9.A2" office:value-type="string">
            <text:p text:style-name="P12">INFINITIVE - en,</text:p>
            <text:p text:style-name="P12"><text:span text:style-name="T10">or</text:span> (!) INFINITIVE - n,<text:span text:style-name="T10"> if the INFINITIVE doesn't end in -en</text:span></text:p>
          </table:table-cell>
          <table:table-cell table:style-name="Tabelle9.C2" office:value-type="string">
            <text:p text:style-name="P12">PRS/IMP</text:p>
          </table:table-cell>
        </table:table-row>
        <table:table-row>
          <table:table-cell table:style-name="Tabelle9.A3" office:value-type="string">
            <text:p text:style-name="P12">... the preterite stem, as well as the conditional II stem</text:p>
          </table:table-cell>
          <table:table-cell table:style-name="Tabelle9.A3" office:value-type="string">
            <text:p text:style-name="P12">PRS/IMP + t</text:p>
            <text:p text:style-name="P12"><text:span text:style-name="T10">or</text:span> (!) PRS/IMP + et, <text:span text:style-name="T10">if PRS/IMP ends in d, t, or in more than one consonant</text:span></text:p>
            <text:p text:style-name="P12">= INFINITIVE - (e)n + (e)t</text:p>
          </table:table-cell>
          <table:table-cell table:style-name="Tabelle9.C3" office:value-type="string">
            <text:p text:style-name="P12">PRT/CO2</text:p>
          </table:table-cell>
        </table:table-row>
        <table:table-row>
          <table:table-cell table:style-name="Tabelle9.A4" office:value-type="string">
            <text:p text:style-name="P12">... the past participle with its auxiliary verb in infinitive form</text:p>
          </table:table-cell>
          <table:table-cell table:style-name="Tabelle9.A4" office:value-type="string">
            <text:p text:style-name="P12">ge + PRT/CO2 haben</text:p>
            <text:p text:style-name="P12">= ge + INFINITIVE - (e)n + (e)t haben</text:p>
          </table:table-cell>
          <table:table-cell table:style-name="Tabelle9.C4" office:value-type="string">
            <text:p text:style-name="P12">PPC</text:p>
          </table:table-cell>
        </table:table-row>
      </table:table>
      <text:p text:style-name="P1"/>
      <text:p text:style-name="P20">Some examples of "weak" verbs (i.e. regular verbs)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row table:style-name="Tabelle11.1">
          <table:table-cell table:style-name="Tabelle11.A1" office:value-type="string">
            <text:p text:style-name="P6">INFINITIVE</text:p>
          </table:table-cell>
          <table:table-cell table:style-name="Tabelle11.B1" office:value-type="string">
            <text:p text:style-name="P6">PRS/IMP</text:p>
          </table:table-cell>
          <table:table-cell table:style-name="Tabelle11.C1" office:value-type="string">
            <text:p text:style-name="P6">PRT/CO2</text:p>
          </table:table-cell>
          <table:table-cell table:style-name="Tabelle11.D1" office:value-type="string">
            <text:p text:style-name="P6">PPC</text:p>
          </table:table-cell>
        </table:table-row>
        <table:table-row>
          <table:table-cell table:style-name="Tabelle11.A2" office:value-type="string">
            <text:p text:style-name="P5">fragen "to ask"</text:p>
          </table:table-cell>
          <table:table-cell table:style-name="Tabelle11.B2" office:value-type="string">
            <text:p text:style-name="P5">frag</text:p>
          </table:table-cell>
          <table:table-cell table:style-name="Tabelle11.C2" office:value-type="string">
            <text:p text:style-name="P5">fragt</text:p>
          </table:table-cell>
          <table:table-cell table:style-name="Tabelle11.D2" office:value-type="string">
            <text:p text:style-name="P12">gefragt haben "to have asked"</text:p>
          </table:table-cell>
        </table:table-row>
        <table:table-row>
          <table:table-cell table:style-name="Tabelle11.A2" office:value-type="string">
            <text:p text:style-name="P5">lieben "to love"</text:p>
          </table:table-cell>
          <table:table-cell table:style-name="Tabelle11.B2" office:value-type="string">
            <text:p text:style-name="P5">lieb</text:p>
          </table:table-cell>
          <table:table-cell table:style-name="Tabelle11.C2" office:value-type="string">
            <text:p text:style-name="P5">liebt</text:p>
          </table:table-cell>
          <table:table-cell table:style-name="Tabelle11.D2" office:value-type="string">
            <text:p text:style-name="P12">geliebt haben "to have loved"</text:p>
          </table:table-cell>
        </table:table-row>
        <table:table-row>
          <table:table-cell table:style-name="Tabelle11.A2" office:value-type="string">
            <text:p text:style-name="P5">ordnen "to bring in order"</text:p>
          </table:table-cell>
          <table:table-cell table:style-name="Tabelle11.B2" office:value-type="string">
            <text:p text:style-name="P5">ordn</text:p>
          </table:table-cell>
          <table:table-cell table:style-name="Tabelle11.C2" office:value-type="string">
            <text:p text:style-name="P5">ordnet (!), instead of <text:span text:style-name="T8">‡</text:span>ordnt</text:p>
          </table:table-cell>
          <table:table-cell table:style-name="Tabelle11.D2" office:value-type="string">
            <text:p text:style-name="P12">geordnet haben "to have brought in order"</text:p>
          </table:table-cell>
        </table:table-row>
        <table:table-row>
          <table:table-cell table:style-name="Tabelle11.A2" office:value-type="string">
            <text:p text:style-name="P5">arbeiten "to work"</text:p>
          </table:table-cell>
          <table:table-cell table:style-name="Tabelle11.B2" office:value-type="string">
            <text:p text:style-name="P5">arbeit</text:p>
          </table:table-cell>
          <table:table-cell table:style-name="Tabelle11.C2" office:value-type="string">
            <text:p text:style-name="P5">arbeitet (!), instead of <text:span text:style-name="T7">‡</text:span>arbeitt</text:p>
          </table:table-cell>
          <table:table-cell table:style-name="Tabelle11.D2" office:value-type="string">
            <text:p text:style-name="P12">gearbeitet haben "to have worked"</text:p>
          </table:table-cell>
        </table:table-row>
        <table:table-row>
          <table:table-cell table:style-name="Tabelle11.A2" office:value-type="string">
            <text:p text:style-name="P5">handeln "to trade, to act"</text:p>
          </table:table-cell>
          <table:table-cell table:style-name="Tabelle11.B2" office:value-type="string">
            <text:p text:style-name="P5">handel (!)</text:p>
          </table:table-cell>
          <table:table-cell table:style-name="Tabelle11.C2" office:value-type="string">
            <text:p text:style-name="P5">handelt</text:p>
          </table:table-cell>
          <table:table-cell table:style-name="Tabelle11.D2" office:value-type="string">
            <text:p text:style-name="P12">gehandelt haben "to have traded, to have acted"</text:p>
          </table:table-cell>
        </table:table-row>
      </table:table>
      <text:p text:style-name="P1"/>
      <text:p text:style-name="P1">Using these derived forms, you can form all other forms of a "weak" verb (i.e. regular verb).</text:p>
      <text:p text:style-name="P1"><text:soft-page-break/><text:span text:style-name="T23">The non-synthetic tenses and moods of the "weak" verb, i.e. the tenses and moods being formed by merely altering the form of the verb itself</text:span></text:p>
      <table:table table:name="Tabelle10" table:style-name="Tabelle10">
        <table:table-column table:style-name="Tabelle10.A" table:number-columns-repeated="4"/>
        <table:table-column table:style-name="Tabelle10.E"/>
        <table:table-column table:style-name="Tabelle10.A" table:number-columns-repeated="3"/>
        <table:table-column table:style-name="Tabelle10.I"/>
        <table:table-row>
          <table:table-cell table:style-name="Tabelle10.A1" office:value-type="string">
            <text:p text:style-name="P6"/>
          </table:table-cell>
          <table:table-cell table:style-name="Tabelle10.A1" office:value-type="string">
            <text:p text:style-name="P6"/>
          </table:table-cell>
          <table:table-cell table:style-name="Tabelle10.A1" table:number-columns-spanned="4" office:value-type="string">
            <text:p text:style-name="P6">singular</text:p>
          </table:table-cell>
          <table:covered-table-cell/>
          <table:covered-table-cell/>
          <table:covered-table-cell/>
          <table:table-cell table:style-name="Tabelle10.G1" table:number-columns-spanned="3" office:value-type="string">
            <text:p text:style-name="P6">plural</text:p>
          </table:table-cell>
          <table:covered-table-cell/>
          <table:covered-table-cell/>
        </table:table-row>
        <table:table-row>
          <table:table-cell table:style-name="Tabelle10.A2" office:value-type="string">
            <text:p text:style-name="P6"/>
          </table:table-cell>
          <table:table-cell table:style-name="Tabelle10.A2" office:value-type="string">
            <text:p text:style-name="P6">person:</text:p>
          </table:table-cell>
          <table:table-cell table:style-name="Tabelle10.A2" office:value-type="string">
            <text:p text:style-name="P6">1st</text:p>
          </table:table-cell>
          <table:table-cell table:style-name="Tabelle10.A2" office:value-type="string">
            <text:p text:style-name="P6"><text:span text:style-name="T14">2nd</text:span></text:p>
          </table:table-cell>
          <table:table-cell table:style-name="Tabelle10.A2" office:value-type="string">
            <text:p text:style-name="P52">2nd polite</text:p>
          </table:table-cell>
          <table:table-cell table:style-name="Tabelle10.A2" office:value-type="string">
            <text:p text:style-name="P6">3rd</text:p>
          </table:table-cell>
          <table:table-cell table:style-name="Tabelle10.A2" office:value-type="string">
            <text:p text:style-name="P6">1st</text:p>
          </table:table-cell>
          <table:table-cell table:style-name="Tabelle10.A2" office:value-type="string">
            <text:p text:style-name="P6">2nd</text:p>
          </table:table-cell>
          <table:table-cell table:style-name="Tabelle10.I2" office:value-type="string">
            <text:p text:style-name="P52">3rd</text:p>
          </table:table-cell>
        </table:table-row>
        <table:table-row>
          <table:table-cell table:style-name="Tabelle10.A2" office:value-type="string">
            <text:p text:style-name="P6">tense or mood</text:p>
          </table:table-cell>
          <table:table-cell table:style-name="Tabelle10.A2" office:value-type="string">
            <text:p text:style-name="P6">meaning of the tense or mood</text:p>
          </table:table-cell>
          <table:table-cell table:style-name="Tabelle10.A2" office:value-type="string">
            <text:p text:style-name="P6">ich</text:p>
            <text:p text:style-name="P6">"I"</text:p>
          </table:table-cell>
          <table:table-cell table:style-name="Tabelle10.A2" office:value-type="string">
            <text:p text:style-name="P6">du </text:p>
            <text:p text:style-name="P6">"you<text:span text:style-name="T14">, </text:span><text:span text:style-name="T8">†</text:span><text:span text:style-name="T14">thou"</text:span></text:p>
          </table:table-cell>
          <table:table-cell table:style-name="Tabelle10.A2" office:value-type="string">
            <text:p text:style-name="P52">Sie</text:p>
            <text:p text:style-name="P52">"you"</text:p>
          </table:table-cell>
          <table:table-cell table:style-name="Tabelle10.A2" office:value-type="string">
            <text:p text:style-name="P6">er, <text:span text:style-name="T16">sie</text:span>, es</text:p>
            <text:p text:style-name="P6">"he, she, it"</text:p>
          </table:table-cell>
          <table:table-cell table:style-name="Tabelle10.A2" office:value-type="string">
            <text:p text:style-name="P6">wir</text:p>
            <text:p text:style-name="P6">"we"</text:p>
          </table:table-cell>
          <table:table-cell table:style-name="Tabelle10.A2" office:value-type="string">
            <text:p text:style-name="P6">ihr</text:p>
            <text:p text:style-name="P6">"you"</text:p>
          </table:table-cell>
          <table:table-cell table:style-name="Tabelle10.I2" office:value-type="string">
            <text:p text:style-name="P52">sie</text:p>
            <text:p text:style-name="P52">"they"</text:p>
          </table:table-cell>
        </table:table-row>
        <table:table-row>
          <table:table-cell table:style-name="Tabelle10.A2" office:value-type="string">
            <text:p text:style-name="P7">imperative</text:p>
          </table:table-cell>
          <table:table-cell table:style-name="Tabelle10.A2" office:value-type="string">
            <text:p text:style-name="P6">"Walk!"</text:p>
          </table:table-cell>
          <table:table-cell table:style-name="Tabelle10.C4" office:value-type="string">
            <text:p text:style-name="P47"/>
          </table:table-cell>
          <table:table-cell table:style-name="Tabelle10.D4" office:value-type="string">
            <text:p text:style-name="P22">PRS/IMP</text:p>
            <text:p text:style-name="P22">+</text:p>
            <text:p text:style-name="P15">(e)<text:note text:id="ftn0" text:note-class="footnote"><text:note-citation>1</text:note-citation><text:note-body><text:p text:style-name="P9"><text:s/>Add this e, if PRS/IMP ends in d, t, or in more than one consonant.</text:p></text:note-body></text:note></text:p>
          </table:table-cell>
          <table:table-cell table:style-name="Tabelle10.E4" office:value-type="string">
            <text:p text:style-name="P27"/>
            <text:p text:style-name="P27">INFINITIVE</text:p>
          </table:table-cell>
          <table:table-cell table:style-name="Tabelle10.C4" office:value-type="string">
            <text:p text:style-name="P47"/>
          </table:table-cell>
          <table:table-cell table:style-name="Tabelle10.C4" office:value-type="string">
            <text:p text:style-name="P47"/>
          </table:table-cell>
          <table:table-cell table:style-name="Tabelle10.D4" office:value-type="string">
            <text:p text:style-name="P47">PRS/IMP </text:p>
            <text:p text:style-name="P47">+</text:p>
            <text:p text:style-name="P49">(e)<text:span text:style-name="T20">1</text:span>t</text:p>
          </table:table-cell>
          <table:table-cell table:style-name="Tabelle10.I4" office:value-type="string">
            <text:p text:style-name="P29"/>
          </table:table-cell>
        </table:table-row>
        <table:table-row>
          <table:table-cell table:style-name="Tabelle10.A2" office:value-type="string">
            <text:p text:style-name="P7">present</text:p>
            <text:p text:style-name="P8">indicative</text:p>
          </table:table-cell>
          <table:table-cell table:style-name="Tabelle10.A2" office:value-type="string">
            <text:p text:style-name="P6">"I walk."</text:p>
            <text:p text:style-name="P6">"I am walking."</text:p>
          </table:table-cell>
          <table:table-cell table:style-name="Tabelle10.D4" office:value-type="string">
            <text:p text:style-name="P47">PRS/IMP </text:p>
            <text:p text:style-name="P47">+</text:p>
            <text:p text:style-name="P48">e</text:p>
          </table:table-cell>
          <table:table-cell table:style-name="Tabelle10.D4" office:value-type="string">
            <text:p text:style-name="P22">PRS/IMP</text:p>
            <text:p text:style-name="P47">+</text:p>
            <text:p text:style-name="P49">(e)<text:span text:style-name="T20">1</text:span>st</text:p>
          </table:table-cell>
          <table:table-cell table:style-name="Tabelle10.E4" office:value-type="string">
            <text:p text:style-name="P27"/>
            <text:p text:style-name="P27">INFINITIVE</text:p>
          </table:table-cell>
          <table:table-cell table:style-name="Tabelle10.D4" office:value-type="string">
            <text:p text:style-name="P22">PRS/IMP</text:p>
            <text:p text:style-name="P47">+</text:p>
            <text:p text:style-name="P49">(e)<text:span text:style-name="T20">1</text:span>t</text:p>
          </table:table-cell>
          <table:table-cell table:style-name="Tabelle10.E4" office:value-type="string">
            <text:p text:style-name="P27"/>
            <text:p text:style-name="P27">INFINITIVE</text:p>
          </table:table-cell>
          <table:table-cell table:style-name="Tabelle10.D4" office:value-type="string">
            <text:p text:style-name="P22">PRS/IMP</text:p>
            <text:p text:style-name="P47">+</text:p>
            <text:p text:style-name="P49">(e)<text:span text:style-name="T20">1</text:span>t</text:p>
          </table:table-cell>
          <table:table-cell table:style-name="Tabelle10.I5" office:value-type="string">
            <text:p text:style-name="P27"/>
            <text:p text:style-name="P27">INFINITIVE</text:p>
          </table:table-cell>
        </table:table-row>
        <table:table-row>
          <table:table-cell table:style-name="Tabelle10.A6" office:value-type="string">
            <text:p text:style-name="P7">conditional I <text:span text:style-name="T4">(present subjunctive)</text:span></text:p>
          </table:table-cell>
          <table:table-cell table:style-name="Tabelle10.A6" office:value-type="string">
            <text:p text:style-name="P60">TO BE DONE</text:p>
            <text:p text:style-name="P60"/>
          </table:table-cell>
          <table:table-cell table:style-name="Tabelle10.D4" office:value-type="string">
            <text:p text:style-name="P22">PRS/IMP</text:p>
            <text:p text:style-name="P47">+</text:p>
            <text:p text:style-name="P48">e</text:p>
          </table:table-cell>
          <table:table-cell table:style-name="Tabelle10.D4" office:value-type="string">
            <text:p text:style-name="P22">PRS/IMP</text:p>
            <text:p text:style-name="P47">+</text:p>
            <text:p text:style-name="P48">est</text:p>
          </table:table-cell>
          <table:table-cell table:style-name="Tabelle10.E4" office:value-type="string">
            <text:p text:style-name="P27"/>
            <text:p text:style-name="P27">INFINITIVE</text:p>
          </table:table-cell>
          <table:table-cell table:style-name="Tabelle10.D4" office:value-type="string">
            <text:p text:style-name="P22">PRS/IMP</text:p>
            <text:p text:style-name="P47">+</text:p>
            <text:p text:style-name="P48">e</text:p>
          </table:table-cell>
          <table:table-cell table:style-name="Tabelle10.E4" office:value-type="string">
            <text:p text:style-name="P27"/>
            <text:p text:style-name="P27">INFINITIVE</text:p>
          </table:table-cell>
          <table:table-cell table:style-name="Tabelle10.D4" office:value-type="string">
            <text:p text:style-name="P22">PRS/IMP</text:p>
            <text:p text:style-name="P47">+</text:p>
            <text:p text:style-name="P48">et</text:p>
          </table:table-cell>
          <table:table-cell table:style-name="Tabelle10.I5" office:value-type="string">
            <text:p text:style-name="P27"/>
            <text:p text:style-name="P27">INFINITIVE</text:p>
          </table:table-cell>
        </table:table-row>
        <table:table-row>
          <table:table-cell table:style-name="Tabelle10.A6" office:value-type="string">
            <text:p text:style-name="P7">preterite</text:p>
            <text:p text:style-name="P7"><text:span text:style-name="T4">(imperfect)</text:span> <text:span text:style-name="T4">indicative</text:span></text:p>
          </table:table-cell>
          <table:table-cell table:style-name="Tabelle10.A6" office:value-type="string">
            <text:p text:style-name="P6">"I walked."</text:p>
          </table:table-cell>
          <table:table-cell table:style-name="Tabelle10.C7" office:value-type="string">
            <text:p text:style-name="P22">PRT/CO2</text:p>
            <text:p text:style-name="P47">+</text:p>
            <text:p text:style-name="P16">e</text:p>
          </table:table-cell>
          <table:table-cell table:style-name="Tabelle10.C7" office:value-type="string">
            <text:p text:style-name="P22">PRT/CO2</text:p>
            <text:p text:style-name="P47">+</text:p>
            <text:p text:style-name="P48">est</text:p>
          </table:table-cell>
          <table:table-cell table:style-name="Tabelle10.C7" office:value-type="string">
            <text:p text:style-name="P22">PRT/CO2</text:p>
            <text:p text:style-name="P47">+</text:p>
            <text:p text:style-name="P48">en</text:p>
          </table:table-cell>
          <table:table-cell table:style-name="Tabelle10.C7" office:value-type="string">
            <text:p text:style-name="P22">PRT/CO2</text:p>
            <text:p text:style-name="P47">+</text:p>
            <text:p text:style-name="P16">e</text:p>
          </table:table-cell>
          <table:table-cell table:style-name="Tabelle10.C7" office:value-type="string">
            <text:p text:style-name="P22">PRT/CO2</text:p>
            <text:p text:style-name="P47">+</text:p>
            <text:p text:style-name="P48">en</text:p>
          </table:table-cell>
          <table:table-cell table:style-name="Tabelle10.C7" office:value-type="string">
            <text:p text:style-name="P22">PRT/CO2</text:p>
            <text:p text:style-name="P47">+</text:p>
            <text:p text:style-name="P48">et</text:p>
          </table:table-cell>
          <table:table-cell table:style-name="Tabelle10.I7" office:value-type="string">
            <text:p text:style-name="P22">PRT/CO2</text:p>
            <text:p text:style-name="P47">+</text:p>
            <text:p text:style-name="P48">en</text:p>
          </table:table-cell>
        </table:table-row>
        <table:table-row>
          <table:table-cell table:style-name="Tabelle10.A6" office:value-type="string">
            <text:p text:style-name="P7">conditional II</text:p>
            <text:p text:style-name="P8">(preterite subjunctive)</text:p>
          </table:table-cell>
          <table:table-cell table:style-name="Tabelle10.A6" office:value-type="string">
            <text:p text:style-name="P6">"I would walk."</text:p>
          </table:table-cell>
          <table:table-cell table:style-name="Tabelle10.C7" office:value-type="string">
            <text:p text:style-name="P22">PRT/CO2</text:p>
            <text:p text:style-name="P47">+</text:p>
            <text:p text:style-name="P48">e</text:p>
          </table:table-cell>
          <table:table-cell table:style-name="Tabelle10.C7" office:value-type="string">
            <text:p text:style-name="P22">PRT/CO2</text:p>
            <text:p text:style-name="P47">+</text:p>
            <text:p text:style-name="P48">est</text:p>
          </table:table-cell>
          <table:table-cell table:style-name="Tabelle10.C7" office:value-type="string">
            <text:p text:style-name="P22">PRT/CO2</text:p>
            <text:p text:style-name="P22">+</text:p>
            <text:p text:style-name="P16">en</text:p>
          </table:table-cell>
          <table:table-cell table:style-name="Tabelle10.C7" office:value-type="string">
            <text:p text:style-name="P22">PRT/CO2</text:p>
            <text:p text:style-name="P22">+</text:p>
            <text:p text:style-name="P16">e</text:p>
          </table:table-cell>
          <table:table-cell table:style-name="Tabelle10.C7" office:value-type="string">
            <text:p text:style-name="P22">PRT/CO2</text:p>
            <text:p text:style-name="P22">+</text:p>
            <text:p text:style-name="P16">en</text:p>
          </table:table-cell>
          <table:table-cell table:style-name="Tabelle10.C7" office:value-type="string">
            <text:p text:style-name="P22">PRT/CO2</text:p>
            <text:p text:style-name="P47">+</text:p>
            <text:p text:style-name="P48">et</text:p>
          </table:table-cell>
          <table:table-cell table:style-name="Tabelle10.I7" office:value-type="string">
            <text:p text:style-name="P22">PRT/CO2</text:p>
            <text:p text:style-name="P22">+</text:p>
            <text:p text:style-name="P16">en</text:p>
          </table:table-cell>
        </table:table-row>
      </table:table>
      <text:p text:style-name="P23"><text:soft-page-break/>General remarks on the use of these forms</text:p>
      <text:p text:style-name="P19"/>
      <text:p text:style-name="P17">1. Almost all forms must be preceded by the corresponding pronoun or noun. E. g. <text:span text:style-name="T10">ich frage</text:span>, etc.</text:p>
      <text:p text:style-name="P17">2. <text:span text:style-name="T1">Exceptions</text:span> to this are:</text:p>
      <text:p text:style-name="P17">2.1. The imperative 2nd person singular and plural is used without a corresponding pronoun or noun: <text:span text:style-name="T10">Frag! Fragt! </text:span>Etc.</text:p>
      <text:p text:style-name="P17">2.2. The <text:span text:style-name="T1">polite</text:span> imperative 2nd person singular is followed by the corresponding pronoun: <text:span text:style-name="T10">Fragen Sie!</text:span></text:p>
      <text:p text:style-name="P1"/>
      <text:p text:style-name="P23">Tricks for every day speech</text:p>
      <text:p text:style-name="P1"/>
      <text:p text:style-name="P1">1. The <text:span text:style-name="T3">conditional I</text:span><text:span text:style-name="T12"> </text:span>can be freely replaced with the <text:span text:style-name="T1">present </text:span><text:span text:style-name="T4">indicative</text:span>.</text:p>
      <text:p text:style-name="P1">2. The <text:span text:style-name="T3">preterite</text:span> can be freely replaced with the <text:span text:style-name="T1">present</text:span> <text:span text:style-name="T1">perfect</text:span>. (See the <text:span text:style-name="T10">synthetic</text:span> tenses and moods below.)</text:p>
      <text:p text:style-name="P1">3. The <text:span text:style-name="T3">conditional II</text:span> can be freely replaced with the <text:span text:style-name="T1">conditional III</text:span>. (See the <text:span text:style-name="T10">synthetic</text:span> tenses and moods below.)</text:p>
      <text:p text:style-name="P1"/>
      <text:p text:style-name="P1"/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1"><text:span text:style-name="T19"/></text:p>
      <text:p text:style-name="P20"><text:soft-page-break/><text:span text:style-name="T5">The five forms that you need to learn for every "strong" verb (i.e. irregular verb)</text:span></text:p>
      <text:p text:style-name="P1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45">form or <text:span text:style-name="T7">※ </text:span>derived form</text:p>
          </table:table-cell>
          <table:table-cell table:style-name="Tabelle12.A1" office:value-type="string">
            <text:p text:style-name="P45">formula</text:p>
          </table:table-cell>
          <table:table-cell table:style-name="Tabelle12.C1" office:value-type="string">
            <text:p text:style-name="P45">abbreviated name for the preceding formula</text:p>
          </table:table-cell>
        </table:table-row>
        <table:table-row>
          <table:table-cell table:style-name="Tabelle12.A2" office:value-type="string">
            <text:p text:style-name="P12">the INFINITIVE</text:p>
          </table:table-cell>
          <table:table-cell table:style-name="Tabelle12.B2" office:value-type="string">
            <text:p text:style-name="P9"/>
          </table:table-cell>
          <table:table-cell table:style-name="Tabelle12.C2" office:value-type="string">
            <text:p text:style-name="P12"/>
          </table:table-cell>
        </table:table-row>
        <table:table-row>
          <table:table-cell table:style-name="Tabelle12.A3" office:value-type="string">
            <text:p text:style-name="P12"><text:span text:style-name="T7">※ </text:span>the present stem 1</text:p>
          </table:table-cell>
          <table:table-cell table:style-name="Tabelle12.A3" office:value-type="string">
            <text:p text:style-name="P12">INFINITIVE - en</text:p>
          </table:table-cell>
          <table:table-cell table:style-name="Tabelle12.C3" office:value-type="string">
            <text:p text:style-name="P12">PRS1</text:p>
          </table:table-cell>
        </table:table-row>
        <table:table-row>
          <table:table-cell table:style-name="Tabelle12.A4" office:value-type="string">
            <text:p text:style-name="P12">the present stem 2</text:p>
          </table:table-cell>
          <table:table-cell table:style-name="Tabelle12.A4" office:value-type="string">
            <text:p text:style-name="P12">present indicative 3rd person singular - t</text:p>
          </table:table-cell>
          <table:table-cell table:style-name="Tabelle12.C4" office:value-type="string">
            <text:p text:style-name="P12">PRS2</text:p>
          </table:table-cell>
        </table:table-row>
        <table:table-row>
          <table:table-cell table:style-name="Tabelle12.A5" office:value-type="string">
            <text:p text:style-name="P12">the imperative 2nd person singular</text:p>
          </table:table-cell>
          <table:table-cell table:style-name="Tabelle12.B2" office:value-type="string">
            <text:p text:style-name="P12"/>
          </table:table-cell>
          <table:table-cell table:style-name="Tabelle12.C5" office:value-type="string">
            <text:p text:style-name="P12">IMP</text:p>
          </table:table-cell>
        </table:table-row>
        <table:table-row>
          <table:table-cell table:style-name="Tabelle12.A6" office:value-type="string">
            <text:p text:style-name="P12">the preterite stem</text:p>
          </table:table-cell>
          <table:table-cell table:style-name="Tabelle12.A6" office:value-type="string">
            <text:p text:style-name="P12">preterite indicative 3rd person singular</text:p>
          </table:table-cell>
          <table:table-cell table:style-name="Tabelle12.C6" office:value-type="string">
            <text:p text:style-name="P12">PRT</text:p>
          </table:table-cell>
        </table:table-row>
        <table:table-row>
          <table:table-cell table:style-name="Tabelle12.A7" office:value-type="string">
            <text:p text:style-name="P12"><text:span text:style-name="T7">※</text:span> the conditional II stem</text:p>
          </table:table-cell>
          <table:table-cell table:style-name="Tabelle12.A7" office:value-type="string">
            <text:p text:style-name="P12">PRT + ¨ on the vowel, <text:span text:style-name="T10">if the vowel is a, o, or u</text:span></text:p>
            <text:p text:style-name="P12"><text:span text:style-name="T10">otherwise just </text:span><text:span text:style-name="T14">PRT</text:span></text:p>
          </table:table-cell>
          <table:table-cell table:style-name="Tabelle12.C7" office:value-type="string">
            <text:p text:style-name="P12">CO2</text:p>
          </table:table-cell>
        </table:table-row>
        <table:table-row>
          <table:table-cell table:style-name="Tabelle12.A8" office:value-type="string">
            <text:p text:style-name="P12">the past participle with its auxiliary verb in infinitive form</text:p>
          </table:table-cell>
          <table:table-cell table:style-name="Tabelle12.B2" office:value-type="string">
            <text:p text:style-name="P12"/>
          </table:table-cell>
          <table:table-cell table:style-name="Tabelle12.C8" office:value-type="string">
            <text:p text:style-name="P12">PPC</text:p>
          </table:table-cell>
        </table:table-row>
      </table:table>
      <text:p text:style-name="P1"/>
      <text:p text:style-name="P20">Some examples of "strong verbs" (i.e. irregular verbs)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row>
          <table:table-cell table:style-name="Tabelle14.A1" office:value-type="string">
            <text:p text:style-name="P6">INFINITIVE <text:span text:style-name="T6">=&gt; PRS1</text:span></text:p>
          </table:table-cell>
          <table:table-cell table:style-name="Tabelle14.B1" office:value-type="string">
            <text:p text:style-name="P6">PRS2</text:p>
          </table:table-cell>
          <table:table-cell table:style-name="Tabelle14.C1" office:value-type="string">
            <text:p text:style-name="P6">IMP</text:p>
          </table:table-cell>
          <table:table-cell table:style-name="Tabelle14.D1" office:value-type="string">
            <text:p text:style-name="P6">PRT <text:span text:style-name="T17">=&gt; CO2</text:span></text:p>
          </table:table-cell>
          <table:table-cell table:style-name="Tabelle14.E1" office:value-type="string">
            <text:p text:style-name="P6">PPC</text:p>
          </table:table-cell>
        </table:table-row>
        <table:table-row table:style-name="Tabelle14.2">
          <table:table-cell table:style-name="Tabelle14.A2" office:value-type="string">
            <text:p text:style-name="P5">sehen "to see" <text:span text:style-name="T6">=&gt; seh</text:span></text:p>
          </table:table-cell>
          <table:table-cell table:style-name="Tabelle14.B2" office:value-type="string">
            <text:p text:style-name="P5">sieh</text:p>
          </table:table-cell>
          <table:table-cell table:style-name="Tabelle14.C2" office:value-type="string">
            <text:p text:style-name="P5"><text:span text:style-name="T1">Sieh</text:span>! "See!"</text:p>
          </table:table-cell>
          <table:table-cell table:style-name="Tabelle14.D2" office:value-type="string">
            <text:p text:style-name="P5">sah <text:span text:style-name="T17">=&gt; säh</text:span></text:p>
          </table:table-cell>
          <table:table-cell table:style-name="Tabelle14.E2" office:value-type="string">
            <text:p text:style-name="P5">gesehen haben "to have seen"</text:p>
          </table:table-cell>
        </table:table-row>
        <table:table-row>
          <table:table-cell table:style-name="Tabelle14.A2" office:value-type="string">
            <text:p text:style-name="P5">fahren "to drive" <text:span text:style-name="T6">=&gt; fahr</text:span></text:p>
          </table:table-cell>
          <table:table-cell table:style-name="Tabelle14.B2" office:value-type="string">
            <text:p text:style-name="P13">fähr</text:p>
          </table:table-cell>
          <table:table-cell table:style-name="Tabelle14.C2" office:value-type="string">
            <text:p text:style-name="P5">Fahr! "Drive!"</text:p>
          </table:table-cell>
          <table:table-cell table:style-name="Tabelle14.D2" office:value-type="string">
            <text:p text:style-name="P5">fuhr <text:span text:style-name="T17">=&gt; führ</text:span></text:p>
          </table:table-cell>
          <table:table-cell table:style-name="Tabelle14.E2" office:value-type="string">
            <text:p text:style-name="P5">gefahren sein "to have driven"</text:p>
          </table:table-cell>
        </table:table-row>
        <table:table-row>
          <table:table-cell table:style-name="Tabelle14.A2" office:value-type="string">
            <text:p text:style-name="P5">geben "to give" <text:span text:style-name="T6">=&gt; geb</text:span></text:p>
          </table:table-cell>
          <table:table-cell table:style-name="Tabelle14.B2" office:value-type="string">
            <text:p text:style-name="P5">gib</text:p>
          </table:table-cell>
          <table:table-cell table:style-name="Tabelle14.C2" office:value-type="string">
            <text:p text:style-name="P5"><text:span text:style-name="T1">Gib</text:span>! "Give!"</text:p>
          </table:table-cell>
          <table:table-cell table:style-name="Tabelle14.D2" office:value-type="string">
            <text:p text:style-name="P5">gab <text:span text:style-name="T17">=&gt; gäb</text:span></text:p>
          </table:table-cell>
          <table:table-cell table:style-name="Tabelle14.E2" office:value-type="string">
            <text:p text:style-name="P5">gegeben haben "to have given"</text:p>
          </table:table-cell>
        </table:table-row>
        <table:table-row>
          <table:table-cell table:style-name="Tabelle14.A2" office:value-type="string">
            <text:p text:style-name="P5">gehen "to go" <text:span text:style-name="T6">=&gt; geh</text:span></text:p>
          </table:table-cell>
          <table:table-cell table:style-name="Tabelle14.B2" office:value-type="string">
            <text:p text:style-name="P5">geh</text:p>
          </table:table-cell>
          <table:table-cell table:style-name="Tabelle14.C2" office:value-type="string">
            <text:p text:style-name="P5">Geh! "Go!"</text:p>
          </table:table-cell>
          <table:table-cell table:style-name="Tabelle14.D2" office:value-type="string">
            <text:p text:style-name="P5">ging <text:span text:style-name="T17">=&gt; ging (!)</text:span></text:p>
          </table:table-cell>
          <table:table-cell table:style-name="Tabelle14.E2" office:value-type="string">
            <text:p text:style-name="P5">ge<text:span text:style-name="T1">gang</text:span>en sein "to have gone"</text:p>
          </table:table-cell>
        </table:table-row>
        <table:table-row>
          <table:table-cell table:style-name="Tabelle14.A2" office:value-type="string">
            <text:p text:style-name="P5">stoßen "to push" <text:span text:style-name="T6">=&gt; stoß</text:span></text:p>
          </table:table-cell>
          <table:table-cell table:style-name="Tabelle14.B2" office:value-type="string">
            <text:p text:style-name="P13">stöß</text:p>
          </table:table-cell>
          <table:table-cell table:style-name="Tabelle14.C2" office:value-type="string">
            <text:p text:style-name="P5">Stoß! "Push!"</text:p>
          </table:table-cell>
          <table:table-cell table:style-name="Tabelle14.D2" office:value-type="string">
            <text:p text:style-name="P5">stieß <text:span text:style-name="T17">=&gt; stieß (!)</text:span></text:p>
          </table:table-cell>
          <table:table-cell table:style-name="Tabelle14.E2" office:value-type="string">
            <text:p text:style-name="P5">gestoßen haben "to have pushed"</text:p>
          </table:table-cell>
        </table:table-row>
        <table:table-row>
          <table:table-cell table:style-name="Tabelle14.A2" office:value-type="string">
            <text:p text:style-name="P5">frieren "to feel cold" <text:span text:style-name="T6">=&gt; frier</text:span></text:p>
          </table:table-cell>
          <table:table-cell table:style-name="Tabelle14.B2" office:value-type="string">
            <text:p text:style-name="P5">frier</text:p>
          </table:table-cell>
          <table:table-cell table:style-name="Tabelle14.C2" office:value-type="string">
            <text:p text:style-name="P5">Frier! "Feel cold!"</text:p>
          </table:table-cell>
          <table:table-cell table:style-name="Tabelle14.D2" office:value-type="string">
            <text:p text:style-name="P5">fror <text:span text:style-name="T17">=&gt; frör</text:span></text:p>
          </table:table-cell>
          <table:table-cell table:style-name="Tabelle14.E2" office:value-type="string">
            <text:p text:style-name="P5">ge<text:span text:style-name="T1">fror</text:span>en haben "to have felt cold"</text:p>
          </table:table-cell>
        </table:table-row>
      </table:table>
      <text:p text:style-name="P1"/>
      <text:p text:style-name="P1">Using these forms, you can form all other forms of a "strong" verb (i.e. irregular verb).</text:p>
      <text:p text:style-name="P21"/>
      <text:p text:style-name="P21"><text:soft-page-break/>The non-synthetic tenses and moods of the "strong" verb, i.e. the tenses and moods being formed by merely altering the form of the verb itself</text:p>
      <text:p text:style-name="P1"/>
      <table:table table:name="Tabelle7" table:style-name="Tabelle7">
        <table:table-column table:style-name="Tabelle7.A" table:number-columns-repeated="4"/>
        <table:table-column table:style-name="Tabelle7.E"/>
        <table:table-column table:style-name="Tabelle7.A" table:number-columns-repeated="3"/>
        <table:table-column table:style-name="Tabelle7.I"/>
        <table:table-row>
          <table:table-cell table:style-name="Tabelle7.A1" office:value-type="string">
            <text:p text:style-name="P6"/>
          </table:table-cell>
          <table:table-cell table:style-name="Tabelle7.A1" office:value-type="string">
            <text:p text:style-name="P6"/>
          </table:table-cell>
          <table:table-cell table:style-name="Tabelle7.A1" table:number-columns-spanned="4" office:value-type="string">
            <text:p text:style-name="P6">singular</text:p>
          </table:table-cell>
          <table:covered-table-cell/>
          <table:covered-table-cell/>
          <table:covered-table-cell/>
          <table:table-cell table:style-name="Tabelle7.G1" table:number-columns-spanned="3" office:value-type="string">
            <text:p text:style-name="P6">plural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6"/>
          </table:table-cell>
          <table:table-cell table:style-name="Tabelle7.A2" office:value-type="string">
            <text:p text:style-name="P6">person:</text:p>
          </table:table-cell>
          <table:table-cell table:style-name="Tabelle7.A2" office:value-type="string">
            <text:p text:style-name="P6">1st</text:p>
          </table:table-cell>
          <table:table-cell table:style-name="Tabelle7.A2" office:value-type="string">
            <text:p text:style-name="P6"><text:span text:style-name="T14">2nd</text:span></text:p>
          </table:table-cell>
          <table:table-cell table:style-name="Tabelle7.A2" office:value-type="string">
            <text:p text:style-name="P52">2nd polite</text:p>
          </table:table-cell>
          <table:table-cell table:style-name="Tabelle7.A2" office:value-type="string">
            <text:p text:style-name="P6">3rd</text:p>
          </table:table-cell>
          <table:table-cell table:style-name="Tabelle7.A2" office:value-type="string">
            <text:p text:style-name="P6">1st</text:p>
          </table:table-cell>
          <table:table-cell table:style-name="Tabelle7.A2" office:value-type="string">
            <text:p text:style-name="P6">2nd</text:p>
          </table:table-cell>
          <table:table-cell table:style-name="Tabelle7.I2" office:value-type="string">
            <text:p text:style-name="P52">3rd</text:p>
          </table:table-cell>
        </table:table-row>
        <table:table-row>
          <table:table-cell table:style-name="Tabelle7.A2" office:value-type="string">
            <text:p text:style-name="P6">tense or mood</text:p>
          </table:table-cell>
          <table:table-cell table:style-name="Tabelle7.A2" office:value-type="string">
            <text:p text:style-name="P6">meaning of the tense or mood</text:p>
          </table:table-cell>
          <table:table-cell table:style-name="Tabelle7.A2" office:value-type="string">
            <text:p text:style-name="P6">ich</text:p>
            <text:p text:style-name="P6">"I"</text:p>
          </table:table-cell>
          <table:table-cell table:style-name="Tabelle7.A2" office:value-type="string">
            <text:p text:style-name="P6">du </text:p>
            <text:p text:style-name="P6">"you<text:span text:style-name="T14">, </text:span><text:span text:style-name="T8">†</text:span><text:span text:style-name="T14">thou"</text:span></text:p>
          </table:table-cell>
          <table:table-cell table:style-name="Tabelle7.A2" office:value-type="string">
            <text:p text:style-name="P52">Sie</text:p>
            <text:p text:style-name="P52">"you"</text:p>
          </table:table-cell>
          <table:table-cell table:style-name="Tabelle7.A2" office:value-type="string">
            <text:p text:style-name="P6">er, <text:span text:style-name="T16">sie</text:span>, es</text:p>
            <text:p text:style-name="P6">"he, she, it"</text:p>
          </table:table-cell>
          <table:table-cell table:style-name="Tabelle7.A2" office:value-type="string">
            <text:p text:style-name="P6">wir</text:p>
            <text:p text:style-name="P6">"we"</text:p>
          </table:table-cell>
          <table:table-cell table:style-name="Tabelle7.A2" office:value-type="string">
            <text:p text:style-name="P6">ihr</text:p>
            <text:p text:style-name="P6">"you"</text:p>
          </table:table-cell>
          <table:table-cell table:style-name="Tabelle7.I2" office:value-type="string">
            <text:p text:style-name="P52">sie</text:p>
            <text:p text:style-name="P52">"they"</text:p>
          </table:table-cell>
        </table:table-row>
        <table:table-row>
          <table:table-cell table:style-name="Tabelle7.A2" office:value-type="string">
            <text:p text:style-name="P7">imperative</text:p>
          </table:table-cell>
          <table:table-cell table:style-name="Tabelle7.A2" office:value-type="string">
            <text:p text:style-name="P6">"Walk!"</text:p>
          </table:table-cell>
          <table:table-cell table:style-name="Tabelle7.C4" office:value-type="string">
            <text:p text:style-name="P10"/>
          </table:table-cell>
          <table:table-cell table:style-name="Tabelle7.A2" office:value-type="string">
            <text:p text:style-name="P32"/>
            <text:p text:style-name="P32">IMP</text:p>
            <text:p text:style-name="P31"/>
          </table:table-cell>
          <table:table-cell table:style-name="Tabelle7.E4" office:value-type="string">
            <text:p text:style-name="P28"/>
            <text:p text:style-name="P28">INFINITIVE</text:p>
          </table:table-cell>
          <table:table-cell table:style-name="Tabelle7.C4" office:value-type="string">
            <text:p text:style-name="P10"/>
          </table:table-cell>
          <table:table-cell table:style-name="Tabelle7.C4" office:value-type="string">
            <text:p text:style-name="P10"/>
          </table:table-cell>
          <table:table-cell table:style-name="Tabelle7.H4" office:value-type="string">
            <text:p text:style-name="P10">PRS1 </text:p>
            <text:p text:style-name="P10">+</text:p>
            <text:p text:style-name="P54">t</text:p>
          </table:table-cell>
          <table:table-cell table:style-name="Tabelle7.I4" office:value-type="string">
            <text:p text:style-name="P4"/>
          </table:table-cell>
        </table:table-row>
        <table:table-row>
          <table:table-cell table:style-name="Tabelle7.A2" office:value-type="string">
            <text:p text:style-name="P7">present</text:p>
            <text:p text:style-name="P8">indicative</text:p>
          </table:table-cell>
          <table:table-cell table:style-name="Tabelle7.A2" office:value-type="string">
            <text:p text:style-name="P6">"I walk."</text:p>
            <text:p text:style-name="P6">"I am walking."</text:p>
          </table:table-cell>
          <table:table-cell table:style-name="Tabelle7.H4" office:value-type="string">
            <text:p text:style-name="P10">PRS1 </text:p>
            <text:p text:style-name="P10">+</text:p>
            <text:p text:style-name="P11">e</text:p>
          </table:table-cell>
          <table:table-cell table:style-name="Tabelle7.D5" office:value-type="string">
            <text:p text:style-name="P2">PRS2</text:p>
            <text:p text:style-name="P10">+</text:p>
            <text:p text:style-name="P54">st</text:p>
          </table:table-cell>
          <table:table-cell table:style-name="Tabelle7.E4" office:value-type="string">
            <text:p text:style-name="P28"/>
            <text:p text:style-name="P28">INFINITIVE</text:p>
          </table:table-cell>
          <table:table-cell table:style-name="Tabelle7.D5" office:value-type="string">
            <text:p text:style-name="P2">PRS2</text:p>
            <text:p text:style-name="P10">+</text:p>
            <text:p text:style-name="P54">t</text:p>
          </table:table-cell>
          <table:table-cell table:style-name="Tabelle7.E4" office:value-type="string">
            <text:p text:style-name="P28"/>
            <text:p text:style-name="P28">INFINITIVE</text:p>
          </table:table-cell>
          <table:table-cell table:style-name="Tabelle7.H4" office:value-type="string">
            <text:p text:style-name="P2">PRS1</text:p>
            <text:p text:style-name="P10">+</text:p>
            <text:p text:style-name="P54">t</text:p>
          </table:table-cell>
          <table:table-cell table:style-name="Tabelle7.I5" office:value-type="string">
            <text:p text:style-name="P28"/>
            <text:p text:style-name="P28">INFINITIVE</text:p>
          </table:table-cell>
        </table:table-row>
        <table:table-row>
          <table:table-cell table:style-name="Tabelle7.A6" office:value-type="string">
            <text:p text:style-name="P7">conditional I <text:span text:style-name="T4">(present subjunctive)</text:span></text:p>
          </table:table-cell>
          <table:table-cell table:style-name="Tabelle7.A6" office:value-type="string">
            <text:p text:style-name="P60">TO BE DONE</text:p>
            <text:p text:style-name="P60"/>
          </table:table-cell>
          <table:table-cell table:style-name="Tabelle7.H4" office:value-type="string">
            <text:p text:style-name="P2">PRS1</text:p>
            <text:p text:style-name="P10">+</text:p>
            <text:p text:style-name="P11">e</text:p>
          </table:table-cell>
          <table:table-cell table:style-name="Tabelle7.H4" office:value-type="string">
            <text:p text:style-name="P2">PRS1</text:p>
            <text:p text:style-name="P10">+</text:p>
            <text:p text:style-name="P11">est</text:p>
          </table:table-cell>
          <table:table-cell table:style-name="Tabelle7.E4" office:value-type="string">
            <text:p text:style-name="P28"/>
            <text:p text:style-name="P28">INFINITIVE</text:p>
          </table:table-cell>
          <table:table-cell table:style-name="Tabelle7.H4" office:value-type="string">
            <text:p text:style-name="P2">PRS1</text:p>
            <text:p text:style-name="P10">+</text:p>
            <text:p text:style-name="P11">e</text:p>
          </table:table-cell>
          <table:table-cell table:style-name="Tabelle7.E4" office:value-type="string">
            <text:p text:style-name="P28"/>
            <text:p text:style-name="P28">INFINITIVE</text:p>
          </table:table-cell>
          <table:table-cell table:style-name="Tabelle7.H4" office:value-type="string">
            <text:p text:style-name="P2">PRS1</text:p>
            <text:p text:style-name="P10">+</text:p>
            <text:p text:style-name="P11">et</text:p>
          </table:table-cell>
          <table:table-cell table:style-name="Tabelle7.I5" office:value-type="string">
            <text:p text:style-name="P28"/>
            <text:p text:style-name="P28">INFINITIVE</text:p>
          </table:table-cell>
        </table:table-row>
        <table:table-row>
          <table:table-cell table:style-name="Tabelle7.A6" office:value-type="string">
            <text:p text:style-name="P7">preterite</text:p>
            <text:p text:style-name="P7"><text:span text:style-name="T4">(imperfect)</text:span> <text:span text:style-name="T4">indicative</text:span></text:p>
          </table:table-cell>
          <table:table-cell table:style-name="Tabelle7.A6" office:value-type="string">
            <text:p text:style-name="P6">"I walked."</text:p>
          </table:table-cell>
          <table:table-cell table:style-name="Tabelle7.C7" office:value-type="string">
            <text:p text:style-name="P30"/>
            <text:p text:style-name="P30">PRT</text:p>
          </table:table-cell>
          <table:table-cell table:style-name="Tabelle7.C7" office:value-type="string">
            <text:p text:style-name="P2">PRT</text:p>
            <text:p text:style-name="P10">+</text:p>
            <text:p text:style-name="P53">st</text:p>
          </table:table-cell>
          <table:table-cell table:style-name="Tabelle7.C7" office:value-type="string">
            <text:p text:style-name="P2">PRT</text:p>
            <text:p text:style-name="P10">+</text:p>
            <text:p text:style-name="P11">en</text:p>
          </table:table-cell>
          <table:table-cell table:style-name="Tabelle7.C7" office:value-type="string">
            <text:p text:style-name="P30"/>
            <text:p text:style-name="P30">PRT</text:p>
          </table:table-cell>
          <table:table-cell table:style-name="Tabelle7.C7" office:value-type="string">
            <text:p text:style-name="P2">PRT</text:p>
            <text:p text:style-name="P10">+</text:p>
            <text:p text:style-name="P11">en</text:p>
          </table:table-cell>
          <table:table-cell table:style-name="Tabelle7.C7" office:value-type="string">
            <text:p text:style-name="P2">PRT</text:p>
            <text:p text:style-name="P10">+</text:p>
            <text:p text:style-name="P53">t</text:p>
          </table:table-cell>
          <table:table-cell table:style-name="Tabelle7.I7" office:value-type="string">
            <text:p text:style-name="P2">PRT</text:p>
            <text:p text:style-name="P10">+</text:p>
            <text:p text:style-name="P11">en</text:p>
          </table:table-cell>
        </table:table-row>
        <table:table-row>
          <table:table-cell table:style-name="Tabelle7.A6" office:value-type="string">
            <text:p text:style-name="P7">conditional II</text:p>
            <text:p text:style-name="P8">(preterite subjunctive)</text:p>
          </table:table-cell>
          <table:table-cell table:style-name="Tabelle7.A6" office:value-type="string">
            <text:p text:style-name="P6">"I would walk."</text:p>
          </table:table-cell>
          <table:table-cell table:style-name="Tabelle7.C8" office:value-type="string">
            <text:p text:style-name="P2">CO2</text:p>
            <text:p text:style-name="P10">+</text:p>
            <text:p text:style-name="P11">e</text:p>
          </table:table-cell>
          <table:table-cell table:style-name="Tabelle7.C8" office:value-type="string">
            <text:p text:style-name="P2">CO2</text:p>
            <text:p text:style-name="P10">+</text:p>
            <text:p text:style-name="P11">est</text:p>
          </table:table-cell>
          <table:table-cell table:style-name="Tabelle7.C8" office:value-type="string">
            <text:p text:style-name="P2">CO2</text:p>
            <text:p text:style-name="P2">+</text:p>
            <text:p text:style-name="P3">en</text:p>
          </table:table-cell>
          <table:table-cell table:style-name="Tabelle7.C8" office:value-type="string">
            <text:p text:style-name="P2">CO2</text:p>
            <text:p text:style-name="P2">+</text:p>
            <text:p text:style-name="P3">e</text:p>
          </table:table-cell>
          <table:table-cell table:style-name="Tabelle7.C8" office:value-type="string">
            <text:p text:style-name="P2">CO2</text:p>
            <text:p text:style-name="P2">+</text:p>
            <text:p text:style-name="P3">en</text:p>
          </table:table-cell>
          <table:table-cell table:style-name="Tabelle7.C8" office:value-type="string">
            <text:p text:style-name="P2">CO2</text:p>
            <text:p text:style-name="P10">+</text:p>
            <text:p text:style-name="P11">et</text:p>
          </table:table-cell>
          <table:table-cell table:style-name="Tabelle7.I8" office:value-type="string">
            <text:p text:style-name="P2">CO2</text:p>
            <text:p text:style-name="P2">+</text:p>
            <text:p text:style-name="P3">en</text:p>
          </table:table-cell>
        </table:table-row>
      </table:table>
      <text:p text:style-name="P1"><text:soft-page-break/><text:span text:style-name="T23">The </text:span><text:span text:style-name="T24">synthetic</text:span><text:span text:style-name="T23"> tenses and moods of </text:span><text:span text:style-name="T24">all</text:span><text:span text:style-name="T23"> verbs, i.e. the tenses and moods being formed by adding an auxiliary verb to the verb in question</text:span>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3">tense or mood</text:p>
          </table:table-cell>
          <table:table-cell table:style-name="Tabelle1.A1" office:value-type="string">
            <text:p text:style-name="P43">meaning of the tense or mood</text:p>
          </table:table-cell>
          <table:table-cell table:style-name="Tabelle1.C1" office:value-type="string">
            <text:p text:style-name="P43">formula</text:p>
            <text:p text:style-name="P43"><text:span text:style-name="T10">auxiliary verb</text:span> + verb form</text:p>
          </table:table-cell>
        </table:table-row>
        <table:table-row>
          <table:table-cell table:style-name="Tabelle1.A2" office:value-type="string">
            <text:p text:style-name="P50">conditional III</text:p>
          </table:table-cell>
          <table:table-cell table:style-name="Tabelle1.A2" office:value-type="string">
            <text:p text:style-name="P37">"I would walk."</text:p>
          </table:table-cell>
          <table:table-cell table:style-name="Tabelle1.C2" office:value-type="string">
            <text:p text:style-name="P37"><text:span text:style-name="T10">würde</text:span> + INFINITIVE</text:p>
          </table:table-cell>
        </table:table-row>
        <table:table-row>
          <table:table-cell table:style-name="Tabelle1.A3" office:value-type="string">
            <text:p text:style-name="P50">future <text:span text:style-name="T4">indicative</text:span></text:p>
          </table:table-cell>
          <table:table-cell table:style-name="Tabelle1.A3" office:value-type="string">
            <text:p text:style-name="P37">"I will walk." or "I'm going to walk."</text:p>
          </table:table-cell>
          <table:table-cell table:style-name="Tabelle1.C3" office:value-type="string">
            <text:p text:style-name="P37"><text:span text:style-name="T10">werde </text:span><text:span text:style-name="T14">(1)</text:span><text:span text:style-name="T10"> </text:span>+ INFINITIVE</text:p>
          </table:table-cell>
        </table:table-row>
        <table:table-row>
          <table:table-cell table:style-name="Tabelle1.A3" office:value-type="string">
            <text:p text:style-name="P37"><text:span text:style-name="T9">†</text:span><text:span text:style-name="T1">future conditional </text:span>(future subjunctive)</text:p>
          </table:table-cell>
          <table:table-cell table:style-name="Tabelle1.A3" office:value-type="string">
            <text:p text:style-name="P37">"I would walk." (in the future)</text:p>
          </table:table-cell>
          <table:table-cell table:style-name="Tabelle1.C3" office:value-type="string">
            <text:p text:style-name="P37"><text:span text:style-name="T10">werde </text:span><text:span text:style-name="T14">(2)</text:span><text:span text:style-name="T10"> </text:span>+ INFINITIVE</text:p>
          </table:table-cell>
        </table:table-row>
        <table:table-row>
          <table:table-cell table:style-name="Tabelle1.A5" office:value-type="string">
            <text:p text:style-name="P50">present perfect <text:span text:style-name="T4">indicative</text:span></text:p>
          </table:table-cell>
          <table:table-cell table:style-name="Tabelle1.A5" office:value-type="string">
            <text:p text:style-name="P37">"I have walked."</text:p>
          </table:table-cell>
          <table:table-cell table:style-name="Tabelle1.C5" office:value-type="string">
            <text:p text:style-name="P37"><text:span text:style-name="T10">habe </text:span><text:span text:style-name="T14">(1) </text:span><text:span text:style-name="T10">/ bin</text:span> + PPC</text:p>
          </table:table-cell>
        </table:table-row>
        <table:table-row>
          <table:table-cell table:style-name="Tabelle1.A3" office:value-type="string">
            <text:p text:style-name="P37"><text:span text:style-name="T1">present perfect conditional </text:span>(present perfect subjunctive)</text:p>
          </table:table-cell>
          <table:table-cell table:style-name="Tabelle1.A3" office:value-type="string">
            <text:p text:style-name="P37">"I would have walked."</text:p>
          </table:table-cell>
          <table:table-cell table:style-name="Tabelle1.C3" office:value-type="string">
            <text:p text:style-name="P37"><text:span text:style-name="T10">habe </text:span><text:span text:style-name="T14">(2) </text:span><text:span text:style-name="T10">/ sei</text:span> + PPC</text:p>
          </table:table-cell>
        </table:table-row>
        <table:table-row>
          <table:table-cell table:style-name="Tabelle1.A5" office:value-type="string">
            <text:p text:style-name="P37"><text:span text:style-name="T1">preterite perfect</text:span> indicative (past perfect indicative)</text:p>
          </table:table-cell>
          <table:table-cell table:style-name="Tabelle1.A5" office:value-type="string">
            <text:p text:style-name="P37">"I had walked."</text:p>
          </table:table-cell>
          <table:table-cell table:style-name="Tabelle1.C5" office:value-type="string">
            <text:p text:style-name="P37"><text:span text:style-name="T10">hatte / war</text:span> + PPC</text:p>
          </table:table-cell>
        </table:table-row>
        <table:table-row>
          <table:table-cell table:style-name="Tabelle1.A5" office:value-type="string">
            <text:p text:style-name="P37"><text:span text:style-name="T1">preterite perfect conditional </text:span>(preterite perfect subjunctive)</text:p>
          </table:table-cell>
          <table:table-cell table:style-name="Tabelle1.A5" office:value-type="string">
            <text:p text:style-name="P37">"I would have walked." (in the past long ago)</text:p>
          </table:table-cell>
          <table:table-cell table:style-name="Tabelle1.C5" office:value-type="string">
            <text:p text:style-name="P37"><text:span text:style-name="T10">hätte / wäre</text:span> + PPC</text:p>
          </table:table-cell>
        </table:table-row>
        <table:table-row>
          <table:table-cell table:style-name="Tabelle1.A3" office:value-type="string">
            <text:p text:style-name="P37"><text:span text:style-name="T9">†</text:span><text:span text:style-name="T1">future perfect</text:span> indicative</text:p>
          </table:table-cell>
          <table:table-cell table:style-name="Tabelle1.A3" office:value-type="string">
            <text:p text:style-name="P37">"I will have walked."</text:p>
          </table:table-cell>
          <table:table-cell table:style-name="Tabelle1.C3" office:value-type="string">
            <text:p text:style-name="P37"><text:span text:style-name="T10">werde </text:span><text:span text:style-name="T14">(1) </text:span>+ PAST INFINITIVE<text:note text:id="ftn1" text:note-class="footnote"><text:note-citation>2</text:note-citation><text:note-body><text:p text:style-name="Footnote">The PAST INFINITIVE will be mentioned later.</text:p></text:note-body></text:note></text:p>
          </table:table-cell>
        </table:table-row>
        <table:table-row>
          <table:table-cell table:style-name="Tabelle1.A3" office:value-type="string">
            <text:p text:style-name="P51"><text:span text:style-name="T1">†future perfect conditional</text:span> (future perfect subjunctive)</text:p>
          </table:table-cell>
          <table:table-cell table:style-name="Tabelle1.A3" office:value-type="string">
            <text:p text:style-name="P37">"I would have walked." (in the future)</text:p>
          </table:table-cell>
          <table:table-cell table:style-name="Tabelle1.C3" office:value-type="string">
            <text:p text:style-name="P37"><text:span text:style-name="T10">würde</text:span> + PAST INFINITIVE</text:p>
          </table:table-cell>
        </table:table-row>
      </table:table>
      <text:p text:style-name="P1"/>
      <text:p text:style-name="P23">General remarks on the use of these forms</text:p>
      <text:p text:style-name="P1"/>
      <text:p text:style-name="P1">1. The <text:span text:style-name="T3">future conditional</text:span> is basically <text:span text:style-name="T1">not</text:span> used anymore in any way.</text:p>
      <text:p text:style-name="P1">2. The <text:span text:style-name="T3">future perfect and its conditional</text:span><text:span text:style-name="T1"> </text:span>is basically <text:span text:style-name="T1">not</text:span> used anymore in any way.</text:p>
      <text:p text:style-name="P1"/>
      <text:p text:style-name="P23">Tricks for every day speech</text:p>
      <text:p text:style-name="P1"/>
      <text:p text:style-name="P1">1. The <text:span text:style-name="T3">future</text:span> can be freely replaced with the <text:span text:style-name="T1">present</text:span>, if you also add an <text:span text:style-name="T1">adverb denoting a moment in time in the future</text:span>.</text:p>
      <text:p text:style-name="P1">2. <text:span text:style-name="T12">The </text:span><text:span text:style-name="T3">present perfect conditional</text:span><text:span text:style-name="T2"> </text:span><text:span text:style-name="T12">can be freely replaced with the </text:span><text:span text:style-name="T2">present perfect</text:span><text:span text:style-name="T12">.</text:span></text:p>
      <text:p text:style-name="P1"><text:soft-page-break/><text:span text:style-name="T23">The passive (always formed synthetically)</text:span></text:p>
      <text:p text:style-name="P1"/>
      <text:p text:style-name="P1">The passive can in general be completely avoided by formulating your sentence differently.</text:p>
      <text:p text:style-name="P1"/>
      <text:p text:style-name="P19">TO BE COMPLETED 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20"><text:soft-page-break/><text:span text:style-name="T5">The highly irregular forms of the mentioned auxiliary verbs</text:span></text:p>
      <text:p text:style-name="P20"><text:span text:style-name="T5"/></text:p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D"/>
        <table:table-column table:style-name="Tabelle2.B" table:number-columns-repeated="2"/>
        <table:table-column table:style-name="Tabelle2.G"/>
        <table:table-column table:style-name="Tabelle2.D" table:number-columns-repeated="2"/>
        <table:table-column table:style-name="Tabelle2.J"/>
        <table:table-column table:style-name="Tabelle2.G"/>
        <table:table-column table:style-name="Tabelle2.L"/>
        <table:table-row>
          <table:table-cell table:style-name="Tabelle2.A1" office:value-type="string">
            <text:p text:style-name="P56"/>
          </table:table-cell>
          <table:table-cell table:style-name="Tabelle2.B1" table:number-columns-spanned="11" office:value-type="string">
            <text:p text:style-name="P8">the infinitives of the mentioned auxiliary verb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56"/>
          </table:table-cell>
          <table:table-cell table:style-name="Tabelle2.A2" table:number-columns-spanned="3" office:value-type="string">
            <text:p text:style-name="P8">werden</text:p>
          </table:table-cell>
          <table:covered-table-cell/>
          <table:covered-table-cell/>
          <table:table-cell table:style-name="Tabelle2.A2" table:number-columns-spanned="4" office:value-type="string">
            <text:p text:style-name="P8">haben</text:p>
          </table:table-cell>
          <table:covered-table-cell/>
          <table:covered-table-cell/>
          <table:covered-table-cell/>
          <table:table-cell table:style-name="Tabelle2.I2" table:number-columns-spanned="4" office:value-type="string">
            <text:p text:style-name="P8">sein</text:p>
          </table:table-cell>
          <table:covered-table-cell/>
          <table:covered-table-cell/>
          <table:covered-table-cell/>
        </table:table-row>
        <table:table-row>
          <table:table-cell table:style-name="Tabelle2.A1" office:value-type="string">
            <text:p text:style-name="P56"/>
          </table:table-cell>
          <table:table-cell table:style-name="Tabelle2.A2" office:value-type="string">
            <text:p text:style-name="P59">present indicative</text:p>
          </table:table-cell>
          <table:table-cell table:style-name="Tabelle2.C3" office:value-type="string">
            <text:p text:style-name="P33">conditional</text:p>
            <text:p text:style-name="P33">I</text:p>
          </table:table-cell>
          <table:table-cell table:style-name="Tabelle2.A2" office:value-type="string">
            <text:p text:style-name="P33">conditional</text:p>
            <text:p text:style-name="P33">II</text:p>
          </table:table-cell>
          <table:table-cell table:style-name="Tabelle2.A2" office:value-type="string">
            <text:p text:style-name="P59">present indicative</text:p>
          </table:table-cell>
          <table:table-cell table:style-name="Tabelle2.A2" office:value-type="string">
            <text:p text:style-name="P59">conditional</text:p>
            <text:p text:style-name="P59">I</text:p>
          </table:table-cell>
          <table:table-cell table:style-name="Tabelle2.A2" office:value-type="string">
            <text:p text:style-name="P59">preterite indicative</text:p>
          </table:table-cell>
          <table:table-cell table:style-name="Tabelle2.A2" office:value-type="string">
            <text:p text:style-name="P59">conditional II</text:p>
          </table:table-cell>
          <table:table-cell table:style-name="Tabelle2.A2" office:value-type="string">
            <text:p text:style-name="P59">present indicative</text:p>
          </table:table-cell>
          <table:table-cell table:style-name="Tabelle2.A2" office:value-type="string">
            <text:p text:style-name="P59">conditional I</text:p>
          </table:table-cell>
          <table:table-cell table:style-name="Tabelle2.A2" office:value-type="string">
            <text:p text:style-name="P59">preterite</text:p>
            <text:p text:style-name="P59">indicative</text:p>
          </table:table-cell>
          <table:table-cell table:style-name="Tabelle2.I2" office:value-type="string">
            <text:p text:style-name="P59">conditional II</text:p>
          </table:table-cell>
        </table:table-row>
        <table:table-row>
          <table:table-cell table:style-name="Tabelle2.A1" office:value-type="string">
            <text:p text:style-name="P56"/>
          </table:table-cell>
          <table:table-cell table:style-name="Tabelle2.A2" office:value-type="string">
            <text:p text:style-name="P56">werde <text:span text:style-name="T14">(1)</text:span></text:p>
          </table:table-cell>
          <table:table-cell table:style-name="Tabelle2.C3" office:value-type="string">
            <text:p text:style-name="P56"><text:span text:style-name="T15">†</text:span>werde <text:span text:style-name="T14">(2)</text:span></text:p>
          </table:table-cell>
          <table:table-cell table:style-name="Tabelle2.A2" office:value-type="string">
            <text:p text:style-name="P56">würde</text:p>
          </table:table-cell>
          <table:table-cell table:style-name="Tabelle2.A2" office:value-type="string">
            <text:p text:style-name="P56">habe <text:span text:style-name="T14">(1)</text:span></text:p>
          </table:table-cell>
          <table:table-cell table:style-name="Tabelle2.A2" office:value-type="string">
            <text:p text:style-name="P56">habe <text:span text:style-name="T14">(2)</text:span></text:p>
          </table:table-cell>
          <table:table-cell table:style-name="Tabelle2.A2" office:value-type="string">
            <text:p text:style-name="P56">hatte</text:p>
          </table:table-cell>
          <table:table-cell table:style-name="Tabelle2.A2" office:value-type="string">
            <text:p text:style-name="P56">hätte</text:p>
          </table:table-cell>
          <table:table-cell table:style-name="Tabelle2.A2" office:value-type="string">
            <text:p text:style-name="P56">bin</text:p>
          </table:table-cell>
          <table:table-cell table:style-name="Tabelle2.A2" office:value-type="string">
            <text:p text:style-name="P56">sei</text:p>
          </table:table-cell>
          <table:table-cell table:style-name="Tabelle2.A2" office:value-type="string">
            <text:p text:style-name="P56">war</text:p>
          </table:table-cell>
          <table:table-cell table:style-name="Tabelle2.I2" office:value-type="string">
            <text:p text:style-name="P56">wäre</text:p>
          </table:table-cell>
        </table:table-row>
        <table:table-row>
          <table:table-cell table:style-name="Tabelle2.A2" office:value-type="string">
            <text:p text:style-name="P55">ich "I"</text:p>
          </table:table-cell>
          <table:table-cell table:style-name="Tabelle2.A2" office:value-type="string">
            <text:p text:style-name="P6">werde</text:p>
          </table:table-cell>
          <table:table-cell table:style-name="Tabelle2.C3" office:value-type="string">
            <text:p text:style-name="P6">werde</text:p>
          </table:table-cell>
          <table:table-cell table:style-name="Tabelle2.A2" office:value-type="string">
            <text:p text:style-name="P6">würde</text:p>
          </table:table-cell>
          <table:table-cell table:style-name="Tabelle2.A2" office:value-type="string">
            <text:p text:style-name="P6">habe</text:p>
          </table:table-cell>
          <table:table-cell table:style-name="Tabelle2.A2" office:value-type="string">
            <text:p text:style-name="P6">habe</text:p>
          </table:table-cell>
          <table:table-cell table:style-name="Tabelle2.A2" office:value-type="string">
            <text:p text:style-name="P6">hatte</text:p>
          </table:table-cell>
          <table:table-cell table:style-name="Tabelle2.A2" office:value-type="string">
            <text:p text:style-name="P6">hätte</text:p>
          </table:table-cell>
          <table:table-cell table:style-name="Tabelle2.A2" office:value-type="string">
            <text:p text:style-name="P6">bin</text:p>
          </table:table-cell>
          <table:table-cell table:style-name="Tabelle2.A2" office:value-type="string">
            <text:p text:style-name="P6">sei</text:p>
          </table:table-cell>
          <table:table-cell table:style-name="Tabelle2.A2" office:value-type="string">
            <text:p text:style-name="P6">war</text:p>
          </table:table-cell>
          <table:table-cell table:style-name="Tabelle2.I2" office:value-type="string">
            <text:p text:style-name="P6">wäre</text:p>
          </table:table-cell>
        </table:table-row>
        <table:table-row>
          <table:table-cell table:style-name="Tabelle2.A2" office:value-type="string">
            <text:p text:style-name="P55">du "you, <text:span text:style-name="T22">†</text:span>thou"</text:p>
          </table:table-cell>
          <table:table-cell table:style-name="Tabelle2.A2" office:value-type="string">
            <text:p text:style-name="P6">wirst</text:p>
          </table:table-cell>
          <table:table-cell table:style-name="Tabelle2.C3" office:value-type="string">
            <text:p text:style-name="P6">werdest</text:p>
          </table:table-cell>
          <table:table-cell table:style-name="Tabelle2.A2" office:value-type="string">
            <text:p text:style-name="P6">würdest</text:p>
          </table:table-cell>
          <table:table-cell table:style-name="Tabelle2.A2" office:value-type="string">
            <text:p text:style-name="P6">hast</text:p>
          </table:table-cell>
          <table:table-cell table:style-name="Tabelle2.A2" office:value-type="string">
            <text:p text:style-name="P6">habest</text:p>
          </table:table-cell>
          <table:table-cell table:style-name="Tabelle2.A2" office:value-type="string">
            <text:p text:style-name="P6">hattest</text:p>
          </table:table-cell>
          <table:table-cell table:style-name="Tabelle2.A2" office:value-type="string">
            <text:p text:style-name="P6">hättest</text:p>
          </table:table-cell>
          <table:table-cell table:style-name="Tabelle2.A2" office:value-type="string">
            <text:p text:style-name="P6">bist</text:p>
          </table:table-cell>
          <table:table-cell table:style-name="Tabelle2.A2" office:value-type="string">
            <text:p text:style-name="P6">seist</text:p>
          </table:table-cell>
          <table:table-cell table:style-name="Tabelle2.A2" office:value-type="string">
            <text:p text:style-name="P6">warst</text:p>
          </table:table-cell>
          <table:table-cell table:style-name="Tabelle2.I2" office:value-type="string">
            <text:p text:style-name="P6">wärest</text:p>
          </table:table-cell>
        </table:table-row>
        <table:table-row>
          <table:table-cell table:style-name="Tabelle2.A2" office:value-type="string">
            <text:p text:style-name="P55">Sie "you (polite)"</text:p>
          </table:table-cell>
          <table:table-cell table:style-name="Tabelle2.A2" office:value-type="string">
            <text:p text:style-name="P6">werden</text:p>
          </table:table-cell>
          <table:table-cell table:style-name="Tabelle2.C3" office:value-type="string">
            <text:p text:style-name="P6">werden</text:p>
          </table:table-cell>
          <table:table-cell table:style-name="Tabelle2.A2" office:value-type="string">
            <text:p text:style-name="P6">würden</text:p>
          </table:table-cell>
          <table:table-cell table:style-name="Tabelle2.A2" office:value-type="string">
            <text:p text:style-name="P6">haben</text:p>
          </table:table-cell>
          <table:table-cell table:style-name="Tabelle2.A2" office:value-type="string">
            <text:p text:style-name="P6">haben</text:p>
          </table:table-cell>
          <table:table-cell table:style-name="Tabelle2.A2" office:value-type="string">
            <text:p text:style-name="P6">hatten</text:p>
          </table:table-cell>
          <table:table-cell table:style-name="Tabelle2.A2" office:value-type="string">
            <text:p text:style-name="P6">hätten</text:p>
          </table:table-cell>
          <table:table-cell table:style-name="Tabelle2.A2" office:value-type="string">
            <text:p text:style-name="P6">sind</text:p>
          </table:table-cell>
          <table:table-cell table:style-name="Tabelle2.A2" office:value-type="string">
            <text:p text:style-name="P6">seien</text:p>
          </table:table-cell>
          <table:table-cell table:style-name="Tabelle2.A2" office:value-type="string">
            <text:p text:style-name="P6">waren</text:p>
          </table:table-cell>
          <table:table-cell table:style-name="Tabelle2.I2" office:value-type="string">
            <text:p text:style-name="P6">wären</text:p>
          </table:table-cell>
        </table:table-row>
        <table:table-row>
          <table:table-cell table:style-name="Tabelle2.A2" office:value-type="string">
            <text:p text:style-name="P55">er, sie, es "he, she, it"</text:p>
          </table:table-cell>
          <table:table-cell table:style-name="Tabelle2.A2" office:value-type="string">
            <text:p text:style-name="P6">wird</text:p>
          </table:table-cell>
          <table:table-cell table:style-name="Tabelle2.C3" office:value-type="string">
            <text:p text:style-name="P6">werde</text:p>
          </table:table-cell>
          <table:table-cell table:style-name="Tabelle2.A2" office:value-type="string">
            <text:p text:style-name="P6">würde</text:p>
          </table:table-cell>
          <table:table-cell table:style-name="Tabelle2.A2" office:value-type="string">
            <text:p text:style-name="P6">hat</text:p>
          </table:table-cell>
          <table:table-cell table:style-name="Tabelle2.A2" office:value-type="string">
            <text:p text:style-name="P6">habe</text:p>
          </table:table-cell>
          <table:table-cell table:style-name="Tabelle2.A2" office:value-type="string">
            <text:p text:style-name="P6">hatte</text:p>
          </table:table-cell>
          <table:table-cell table:style-name="Tabelle2.A2" office:value-type="string">
            <text:p text:style-name="P6">hätte</text:p>
          </table:table-cell>
          <table:table-cell table:style-name="Tabelle2.A2" office:value-type="string">
            <text:p text:style-name="P6">ist</text:p>
          </table:table-cell>
          <table:table-cell table:style-name="Tabelle2.A2" office:value-type="string">
            <text:p text:style-name="P6">sei</text:p>
          </table:table-cell>
          <table:table-cell table:style-name="Tabelle2.A2" office:value-type="string">
            <text:p text:style-name="P6">war</text:p>
          </table:table-cell>
          <table:table-cell table:style-name="Tabelle2.I2" office:value-type="string">
            <text:p text:style-name="P6">wäre</text:p>
          </table:table-cell>
        </table:table-row>
        <table:table-row>
          <table:table-cell table:style-name="Tabelle2.A2" office:value-type="string">
            <text:p text:style-name="P55">wir "we"</text:p>
          </table:table-cell>
          <table:table-cell table:style-name="Tabelle2.A2" office:value-type="string">
            <text:p text:style-name="P6">werden</text:p>
          </table:table-cell>
          <table:table-cell table:style-name="Tabelle2.C3" office:value-type="string">
            <text:p text:style-name="P6">werden</text:p>
          </table:table-cell>
          <table:table-cell table:style-name="Tabelle2.A2" office:value-type="string">
            <text:p text:style-name="P6">würden</text:p>
          </table:table-cell>
          <table:table-cell table:style-name="Tabelle2.A2" office:value-type="string">
            <text:p text:style-name="P6">haben</text:p>
          </table:table-cell>
          <table:table-cell table:style-name="Tabelle2.A2" office:value-type="string">
            <text:p text:style-name="P6">haben</text:p>
          </table:table-cell>
          <table:table-cell table:style-name="Tabelle2.A2" office:value-type="string">
            <text:p text:style-name="P6">hatten</text:p>
          </table:table-cell>
          <table:table-cell table:style-name="Tabelle2.A2" office:value-type="string">
            <text:p text:style-name="P6">hätten</text:p>
          </table:table-cell>
          <table:table-cell table:style-name="Tabelle2.A2" office:value-type="string">
            <text:p text:style-name="P6">sind</text:p>
          </table:table-cell>
          <table:table-cell table:style-name="Tabelle2.A2" office:value-type="string">
            <text:p text:style-name="P6">seien</text:p>
          </table:table-cell>
          <table:table-cell table:style-name="Tabelle2.A2" office:value-type="string">
            <text:p text:style-name="P6">waren</text:p>
          </table:table-cell>
          <table:table-cell table:style-name="Tabelle2.I2" office:value-type="string">
            <text:p text:style-name="P6">wären</text:p>
          </table:table-cell>
        </table:table-row>
        <table:table-row>
          <table:table-cell table:style-name="Tabelle2.A2" office:value-type="string">
            <text:p text:style-name="P55">ihr "you (plural)"</text:p>
          </table:table-cell>
          <table:table-cell table:style-name="Tabelle2.A2" office:value-type="string">
            <text:p text:style-name="P6">werdet</text:p>
          </table:table-cell>
          <table:table-cell table:style-name="Tabelle2.C3" office:value-type="string">
            <text:p text:style-name="P6">werdet</text:p>
          </table:table-cell>
          <table:table-cell table:style-name="Tabelle2.A2" office:value-type="string">
            <text:p text:style-name="P6">würdet</text:p>
          </table:table-cell>
          <table:table-cell table:style-name="Tabelle2.A2" office:value-type="string">
            <text:p text:style-name="P6">habt</text:p>
          </table:table-cell>
          <table:table-cell table:style-name="Tabelle2.A2" office:value-type="string">
            <text:p text:style-name="P6">habet</text:p>
          </table:table-cell>
          <table:table-cell table:style-name="Tabelle2.A2" office:value-type="string">
            <text:p text:style-name="P6">hattet</text:p>
          </table:table-cell>
          <table:table-cell table:style-name="Tabelle2.A2" office:value-type="string">
            <text:p text:style-name="P6">hättet</text:p>
          </table:table-cell>
          <table:table-cell table:style-name="Tabelle2.A2" office:value-type="string">
            <text:p text:style-name="P6">seid</text:p>
          </table:table-cell>
          <table:table-cell table:style-name="Tabelle2.A2" office:value-type="string">
            <text:p text:style-name="P6">seiet</text:p>
          </table:table-cell>
          <table:table-cell table:style-name="Tabelle2.A2" office:value-type="string">
            <text:p text:style-name="P6">wart</text:p>
          </table:table-cell>
          <table:table-cell table:style-name="Tabelle2.I2" office:value-type="string">
            <text:p text:style-name="P6">wäret</text:p>
          </table:table-cell>
        </table:table-row>
        <table:table-row>
          <table:table-cell table:style-name="Tabelle2.A2" office:value-type="string">
            <text:p text:style-name="P55">sie "they"</text:p>
          </table:table-cell>
          <table:table-cell table:style-name="Tabelle2.A2" office:value-type="string">
            <text:p text:style-name="P6">werden</text:p>
          </table:table-cell>
          <table:table-cell table:style-name="Tabelle2.C3" office:value-type="string">
            <text:p text:style-name="P6">werden</text:p>
          </table:table-cell>
          <table:table-cell table:style-name="Tabelle2.A2" office:value-type="string">
            <text:p text:style-name="P6">würden</text:p>
          </table:table-cell>
          <table:table-cell table:style-name="Tabelle2.A2" office:value-type="string">
            <text:p text:style-name="P6">haben</text:p>
          </table:table-cell>
          <table:table-cell table:style-name="Tabelle2.A2" office:value-type="string">
            <text:p text:style-name="P6">haben</text:p>
          </table:table-cell>
          <table:table-cell table:style-name="Tabelle2.A2" office:value-type="string">
            <text:p text:style-name="P6">hatten</text:p>
          </table:table-cell>
          <table:table-cell table:style-name="Tabelle2.A2" office:value-type="string">
            <text:p text:style-name="P6">hätten</text:p>
          </table:table-cell>
          <table:table-cell table:style-name="Tabelle2.A2" office:value-type="string">
            <text:p text:style-name="P6">sind</text:p>
          </table:table-cell>
          <table:table-cell table:style-name="Tabelle2.A2" office:value-type="string">
            <text:p text:style-name="P6">seien</text:p>
          </table:table-cell>
          <table:table-cell table:style-name="Tabelle2.A2" office:value-type="string">
            <text:p text:style-name="P6">waren</text:p>
          </table:table-cell>
          <table:table-cell table:style-name="Tabelle2.I2" office:value-type="string">
            <text:p text:style-name="P6">wären</text:p>
          </table:table-cell>
        </table:table-row>
      </table:table>
      <text:p text:style-name="P1"><text:span text:style-name="T23"/></text:p>
      <text:p text:style-name="P24"><text:span text:style-name="T5">General remarks on the use of these forms</text:span></text:p>
      <text:p text:style-name="P1"/>
      <text:p text:style-name="P1">1. Since the <text:span text:style-name="T1">future conditional</text:span> is basically not used anymore in any way, <text:span text:style-name="T10">werde</text:span> (2) can be safely ignored.</text:p>
      <text:p text:style-name="P1"/>
      <text:p text:style-name="P1"/>
      <text:p text:style-name="P34"><text:soft-page-break/><text:span text:style-name="T21">The three infinitives</text:span></text:p>
      <text:p text:style-name="P1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43">form</text:p>
          </table:table-cell>
          <table:table-cell table:style-name="Tabelle4.A1" office:value-type="string">
            <text:p text:style-name="P43">meaning of the form</text:p>
          </table:table-cell>
          <table:table-cell table:style-name="Tabelle4.C1" office:value-type="string">
            <text:p text:style-name="P43">formula</text:p>
          </table:table-cell>
        </table:table-row>
        <table:table-row>
          <table:table-cell table:style-name="Tabelle4.A2" office:value-type="string">
            <text:p text:style-name="P37">present infinitive</text:p>
          </table:table-cell>
          <table:table-cell table:style-name="Tabelle4.A2" office:value-type="string">
            <text:p text:style-name="P17">"to walk"</text:p>
          </table:table-cell>
          <table:table-cell table:style-name="Tabelle4.C2" office:value-type="string">
            <text:p text:style-name="P17">INFINITIVE</text:p>
          </table:table-cell>
        </table:table-row>
        <table:table-row>
          <table:table-cell table:style-name="Tabelle4.A2" office:value-type="string">
            <text:p text:style-name="P37">future infinitive</text:p>
          </table:table-cell>
          <table:table-cell table:style-name="Tabelle4.A2" office:value-type="string">
            <text:p text:style-name="P17">"to walk" (in the future)</text:p>
          </table:table-cell>
          <table:table-cell table:style-name="Tabelle4.C2" office:value-type="string">
            <text:p text:style-name="P17">INFINITIVE + werden</text:p>
          </table:table-cell>
        </table:table-row>
        <table:table-row>
          <table:table-cell table:style-name="Tabelle4.A2" office:value-type="string">
            <text:p text:style-name="P37">past infinitive</text:p>
          </table:table-cell>
          <table:table-cell table:style-name="Tabelle4.A2" office:value-type="string">
            <text:p text:style-name="P17">"to have walked"</text:p>
          </table:table-cell>
          <table:table-cell table:style-name="Tabelle4.C2" office:value-type="string">
            <text:p text:style-name="P35">PPC + sein / haben</text:p>
          </table:table-cell>
        </table:table-row>
      </table:table>
      <text:p text:style-name="P1"/>
      <text:p text:style-name="P21">The other participle</text:p>
      <text:p text:style-name="P1"/>
      <table:table table:name="Tabelle6" table:style-name="Tabelle6">
        <table:table-column table:style-name="Tabelle6.A" table:number-columns-repeated="3"/>
        <table:table-row>
          <table:table-cell table:style-name="Tabelle6.A1" office:value-type="string">
            <text:p text:style-name="P43">form</text:p>
          </table:table-cell>
          <table:table-cell table:style-name="Tabelle6.A1" office:value-type="string">
            <text:p text:style-name="P43">meaning of the form</text:p>
          </table:table-cell>
          <table:table-cell table:style-name="Tabelle6.C1" office:value-type="string">
            <text:p text:style-name="P43">formula</text:p>
          </table:table-cell>
        </table:table-row>
        <table:table-row>
          <table:table-cell table:style-name="Tabelle6.A2" office:value-type="string">
            <text:p text:style-name="P5"><text:span text:style-name="T7">†</text:span>present participle</text:p>
          </table:table-cell>
          <table:table-cell table:style-name="Tabelle6.A2" office:value-type="string">
            <text:p text:style-name="P5">"walking"</text:p>
          </table:table-cell>
          <table:table-cell table:style-name="Tabelle6.C2" office:value-type="string">
            <text:p text:style-name="P37">INFINITIVE + d</text:p>
          </table:table-cell>
        </table:table-row>
      </table:table>
      <text:p text:style-name="P1"/>
      <text:p text:style-name="P25">General remarks</text:p>
      <text:p text:style-name="P25"/>
      <text:p text:style-name="P1">The <text:span text:style-name="T3">present participle</text:span> is basically not used anymore in any way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rdo1" svg:font-family="Cardo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8T00:11:07.97</meta:creation-date>
    <dc:date>2024-09-15T02:45:18.09</dc:date>
    <meta:editing-duration>PT17H48M37S</meta:editing-duration>
    <meta:editing-cycles>1516</meta:editing-cycles>
    <meta:generator>OpenOffice/4.1.15$Win32 OpenOffice.org_project/4115m2$Build-9813</meta:generator>
    <meta:print-date>2024-09-15T02:21:36.86</meta:print-date>
    <meta:document-statistic meta:table-count="11" meta:image-count="0" meta:object-count="0" meta:page-count="10" meta:paragraph-count="560" meta:word-count="1571" meta:character-count="8639"/>
  </office:meta>
</office:document-meta>
</file>